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Var(--primary-font)" svg:font-family="Var(--primary-font)"/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3957in"/>
    </style:style>
    <style:style style:name="co4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6.0728in"/>
    </style:style>
    <style:style style:name="co6" style:family="table-column">
      <style:table-column-properties fo:break-before="auto" style:column-width="6.2709in"/>
    </style:style>
    <style:style style:name="co9" style:family="table-column">
      <style:table-column-properties fo:break-before="auto" style:column-width="2.302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3543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3" style:family="table-cell" style:parent-style-name="Default" style:data-style-name="N0"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Liberation Serif" fo:font-size="16pt" style:font-name-asian="Liberation Serif" style:font-size-asian="16pt" style:font-name-complex="Liberation Serif" style:font-size-complex="16pt"/>
    </style:style>
    <style:style style:name="ce7" style:family="table-cell" style:parent-style-name="Default" style:data-style-name="N0">
      <style:table-cell-properties fo:wrap-option="wrap" style:vertical-align="middle"/>
      <style:text-properties style:font-name="Var(--primary-font)" fo:font-size="13pt" fo:font-weight="bold" style:font-name-asian="Var(--primary-font)" style:font-size-asian="13pt" style:font-weight-asian="bold" style:font-name-complex="Var(--primary-font)" style:font-size-complex="13pt" style:font-weight-complex="bold"/>
    </style:style>
    <style:style style:name="T1" style:family="text">
      <style:text-properties fo:color="#000000" style:text-outline="false" style:text-line-through-style="none" style:font-name="Verdana" fo:font-size="12pt" fo:font-style="normal" fo:text-shadow="none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Liberation Serif" fo:font-size="14pt" fo:font-style="normal" fo:text-shadow="none" style:text-underline-style="none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5" table:default-cell-style-name="ce3"/>
        <table:table-column table:style-name="co6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58" table:default-cell-style-name="ce3"/>
        <table:table-column table:style-name="co7" table:number-columns-repeated="960" table:default-cell-style-name="ce1"/>
        <table:table-row table:style-name="ro2">
          <table:table-cell table:style-name="ce2" office:value-type="string">
            <text:p>code</text:p>
          </table:table-cell>
          <table:table-cell office:value-type="string">
            <text:p>english</text:p>
          </table:table-cell>
          <table:table-cell office:value-type="string">
            <text:p>chinese</text:p>
          </table:table-cell>
          <table:table-cell office:value-type="string">
            <text:p>old_price</text:p>
          </table:table-cell>
          <table:table-cell office:value-type="string">
            <text:p>pric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00</text:p>
          </table:table-cell>
          <table:table-cell table:style-name="ce4" office:value-type="string">
            <text:p>APPETIZERS</text:p>
          </table:table-cell>
          <table:table-cell table:style-name="ce4" office:value-type="string">
            <text:p>開胃小點</text:p>
          </table:table-cell>
          <table:table-cell table:number-columns-repeated="1021"/>
        </table:table-row>
        <table:table-row table:style-name="ro2">
          <table:table-cell office:value-type="string">
            <text:p>a01</text:p>
          </table:table-cell>
          <table:table-cell table:style-name="ce2" office:value-type="string">
            <text:p>Bar-B-Q Pork</text:p>
          </table:table-cell>
          <table:table-cell office:value-type="string">
            <text:p>叉燒</text:p>
          </table:table-cell>
          <table:table-cell office:value-type="float" office:value="995">
            <text:p>995</text:p>
          </table:table-cell>
          <table:table-cell table:formula="of:=IF(MOD(CEILING([.D3]*[Sheet2.$B$2];50);100)=0; CEILING([.D3]*[Sheet2.$B$2]; 50 )-5; CEILING([.D3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a02</text:p>
          </table:table-cell>
          <table:table-cell table:style-name="ce2" office:value-type="string">
            <text:p>Deep Fried Wonton</text:p>
          </table:table-cell>
          <table:table-cell office:value-type="string">
            <text:p>炸雲吞</text:p>
          </table:table-cell>
          <table:table-cell office:value-type="float" office:value="850">
            <text:p>850</text:p>
          </table:table-cell>
          <table:table-cell table:formula="of:=IF(MOD(CEILING([.D4]*[Sheet2.$B$2];50);100)=0; CEILING([.D4]*[Sheet2.$B$2]; 50 )-5; CEILING([.D4]*[Sheet2.$B$2];50))" office:value-type="float" office:value="950">
            <text:p>950</text:p>
          </table:table-cell>
          <table:table-cell table:number-columns-repeated="1019"/>
        </table:table-row>
        <table:table-row table:style-name="ro2">
          <table:table-cell office:value-type="string">
            <text:p>a03</text:p>
          </table:table-cell>
          <table:table-cell table:style-name="ce2" office:value-type="string">
            <text:p>Deep Fried Drumsticks</text:p>
          </table:table-cell>
          <table:table-cell office:value-type="string">
            <text:p>酥炸棒棒雞腿</text:p>
          </table:table-cell>
          <table:table-cell office:value-type="float" office:value="995">
            <text:p>995</text:p>
          </table:table-cell>
          <table:table-cell table:formula="of:=IF(MOD(CEILING([.D5]*[Sheet2.$B$2];50);100)=0; CEILING([.D5]*[Sheet2.$B$2]; 50 )-5; CEILING([.D5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a04</text:p>
          </table:table-cell>
          <table:table-cell table:style-name="ce2" office:value-type="string">
            <text:p>Chef’s Special Deep Fried Chicken Wings</text:p>
          </table:table-cell>
          <table:table-cell office:value-type="string">
            <text:p>秘製炸雞翼</text:p>
          </table:table-cell>
          <table:table-cell office:value-type="float" office:value="995">
            <text:p>995</text:p>
          </table:table-cell>
          <table:table-cell table:formula="of:=IF(MOD(CEILING([.D6]*[Sheet2.$B$2];50);100)=0; CEILING([.D6]*[Sheet2.$B$2]; 50 )-5; CEILING([.D6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a05</text:p>
          </table:table-cell>
          <table:table-cell table:style-name="ce2" office:value-type="string">
            <text:p>Lettuce Wrap with Minced Beef</text:p>
          </table:table-cell>
          <table:table-cell office:value-type="string">
            <text:p><text:span text:style-name="T1">牛肉</text:span><text:span text:style-name="T2">生菜包</text:span></text:p>
          </table:table-cell>
          <table:table-cell office:value-type="float" office:value="1795">
            <text:p>1795</text:p>
          </table:table-cell>
          <table:table-cell table:formula="of:=IF(MOD(CEILING([.D7]*[Sheet2.$B$2];50);100)=0; CEILING([.D7]*[Sheet2.$B$2]; 50 )-5; CEILING([.D7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a08</text:p>
          </table:table-cell>
          <table:table-cell table:style-name="ce2" office:value-type="string">
            <text:p>Lettuce Wrap with Minced Chicken</text:p>
          </table:table-cell>
          <table:table-cell office:value-type="string">
            <text:p><text:span text:style-name="T1">雞肉</text:span><text:span text:style-name="T2">生菜包</text:span></text:p>
          </table:table-cell>
          <table:table-cell office:value-type="float" office:value="1795">
            <text:p>1795</text:p>
          </table:table-cell>
          <table:table-cell table:formula="of:=IF(MOD(CEILING([.D8]*[Sheet2.$B$2];50);100)=0; CEILING([.D8]*[Sheet2.$B$2]; 50 )-5; CEILING([.D8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a09</text:p>
          </table:table-cell>
          <table:table-cell table:style-name="ce2" office:value-type="string">
            <text:p>Lettuce Wrap with Minced Duck</text:p>
          </table:table-cell>
          <table:table-cell office:value-type="string">
            <text:p><text:span text:style-name="T1">鴨肉</text:span><text:span text:style-name="T2">生菜包</text:span></text:p>
          </table:table-cell>
          <table:table-cell office:value-type="float" office:value="1795">
            <text:p>1795</text:p>
          </table:table-cell>
          <table:table-cell table:formula="of:=IF(MOD(CEILING([.D9]*[Sheet2.$B$2];50);100)=0; CEILING([.D9]*[Sheet2.$B$2]; 50 )-5; CEILING([.D9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a06</text:p>
          </table:table-cell>
          <table:table-cell table:style-name="ce2" office:value-type="string">
            <text:p>Spring Roll</text:p>
          </table:table-cell>
          <table:table-cell office:value-type="string">
            <text:p>春卷</text:p>
          </table:table-cell>
          <table:table-cell office:value-type="float" office:value="250">
            <text:p>250</text:p>
          </table:table-cell>
          <table:table-cell office:value-type="float" office:value="275">
            <text:p>275</text:p>
          </table:table-cell>
          <table:table-cell table:number-columns-repeated="1019"/>
        </table:table-row>
        <table:table-row table:style-name="ro2">
          <table:table-cell office:value-type="string">
            <text:p>a07</text:p>
          </table:table-cell>
          <table:table-cell table:style-name="ce2" office:value-type="string">
            <text:p>Pot Stickers 10 pcs</text:p>
          </table:table-cell>
          <table:table-cell office:value-type="string">
            <text:p>鍋貼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a10</text:p>
          </table:table-cell>
          <table:table-cell table:style-name="ce2" office:value-type="string">
            <text:p>Chinese Sausage</text:p>
          </table:table-cell>
          <table:table-cell office:value-type="string">
            <text:p>臘腸</text:p>
          </table:table-cell>
          <table:table-cell office:value-type="float" office:value="995">
            <text:p>995</text:p>
          </table:table-cell>
          <table:table-cell table:formula="of:=IF(MOD(CEILING([.D12]*[Sheet2.$B$2];50);100)=0; CEILING([.D12]*[Sheet2.$B$2]; 50 )-5; CEILING([.D12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b00</text:p>
          </table:table-cell>
          <table:table-cell table:style-name="ce4" office:value-type="string">
            <text:p>SOUPS。SOUP NOODLE</text:p>
          </table:table-cell>
          <table:table-cell table:style-name="ce4" office:value-type="string">
            <text:p>湯品。湯麵</text:p>
          </table:table-cell>
          <table:table-cell table:number-columns-repeated="1021"/>
        </table:table-row>
        <table:table-row table:style-name="ro2">
          <table:table-cell office:value-type="string">
            <text:p>b01</text:p>
          </table:table-cell>
          <table:table-cell table:style-name="ce2" office:value-type="string">
            <text:p>Wonton Soup</text:p>
          </table:table-cell>
          <table:table-cell office:value-type="string">
            <text:p>雲吞湯</text:p>
          </table:table-cell>
          <table:table-cell office:value-type="float" office:value="850">
            <text:p>850</text:p>
          </table:table-cell>
          <table:table-cell table:formula="of:=IF(MOD(CEILING([.D14]*[Sheet2.$B$2];50);100)=0; CEILING([.D14]*[Sheet2.$B$2]; 50 )-5; CEILING([.D14]*[Sheet2.$B$2];50))" office:value-type="float" office:value="950">
            <text:p>950</text:p>
          </table:table-cell>
          <table:table-cell table:number-columns-repeated="1019"/>
        </table:table-row>
        <table:table-row table:style-name="ro2">
          <table:table-cell office:value-type="string">
            <text:p>b02</text:p>
          </table:table-cell>
          <table:table-cell table:style-name="ce2" office:value-type="string">
            <text:p>Wor Wonton (15 pieces)</text:p>
          </table:table-cell>
          <table:table-cell office:value-type="string">
            <text:p>窩雲吞</text:p>
          </table:table-cell>
          <table:table-cell office:value-type="float" office:value="1650">
            <text:p>1650</text:p>
          </table:table-cell>
          <table:table-cell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b03</text:p>
          </table:table-cell>
          <table:table-cell table:style-name="ce2" office:value-type="string">
            <text:p>Beef and Lettuce with Egg Swirl Soup</text:p>
          </table:table-cell>
          <table:table-cell office:value-type="string">
            <text:p>西湖牛肉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4</text:p>
          </table:table-cell>
          <table:table-cell table:style-name="ce2" office:value-type="string">
            <text:p>Corn Soup</text:p>
          </table:table-cell>
          <table:table-cell office:value-type="string">
            <text:p>粟米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5</text:p>
          </table:table-cell>
          <table:table-cell table:style-name="ce2" office:value-type="string">
            <text:p>Hot n Sour Soup</text:p>
          </table:table-cell>
          <table:table-cell office:value-type="string">
            <text:p>酸辣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6</text:p>
          </table:table-cell>
          <table:table-cell table:style-name="ce2" office:value-type="string">
            <text:p>Mushroom and Egg Swirl Soup</text:p>
          </table:table-cell>
          <table:table-cell office:value-type="string">
            <text:p>蘑菇蛋花湯</text:p>
          </table:table-cell>
          <table:table-cell office:value-type="float" office:value="950">
            <text:p>950</text:p>
          </table:table-cell>
          <table:table-cell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07</text:p>
          </table:table-cell>
          <table:table-cell table:style-name="ce2" office:value-type="string">
            <text:p>Beef and Tomato Swirl Soup</text:p>
          </table:table-cell>
          <table:table-cell office:value-type="string">
            <text:p>牛肉蕃茄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b08</text:p>
          </table:table-cell>
          <table:table-cell table:style-name="ce2" office:value-type="string">
            <text:p>Wonton Soup Noodle</text:p>
          </table:table-cell>
          <table:table-cell office:value-type="string">
            <text:p>雲吞麵</text:p>
          </table:table-cell>
          <table:table-cell office:value-type="float" office:value="950">
            <text:p>950</text:p>
          </table:table-cell>
          <table:table-cell table:formula="of:=IF(MOD(CEILING([.D21]*[Sheet2.$B$2];50);100)=0; CEILING([.D21]*[Sheet2.$B$2]; 50 )-5; CEILING([.D21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09</text:p>
          </table:table-cell>
          <table:table-cell table:style-name="ce2" office:value-type="string">
            <text:p>Beef Ball Soup Noodle</text:p>
          </table:table-cell>
          <table:table-cell office:value-type="string">
            <text:p>牛丸湯麵</text:p>
          </table:table-cell>
          <table:table-cell office:value-type="float" office:value="950">
            <text:p>950</text:p>
          </table:table-cell>
          <table:table-cell table:formula="of:=IF(MOD(CEILING([.D22]*[Sheet2.$B$2];50);100)=0; CEILING([.D22]*[Sheet2.$B$2]; 50 )-5; CEILING([.D22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10</text:p>
          </table:table-cell>
          <table:table-cell table:style-name="ce2" office:value-type="string">
            <text:p>Fish Ball Soup Noodle</text:p>
          </table:table-cell>
          <table:table-cell office:value-type="string">
            <text:p>魚旦湯麵</text:p>
          </table:table-cell>
          <table:table-cell office:value-type="float" office:value="950">
            <text:p>950</text:p>
          </table:table-cell>
          <table:table-cell table:formula="of:=IF(MOD(CEILING([.D23]*[Sheet2.$B$2];50);100)=0; CEILING([.D23]*[Sheet2.$B$2]; 50 )-5; CEILING([.D23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11</text:p>
          </table:table-cell>
          <table:table-cell table:style-name="ce2" office:value-type="string">
            <text:p>Pea And Egg Swirl Soup</text:p>
          </table:table-cell>
          <table:table-cell office:value-type="string">
            <text:p>丕豆蛋花湯</text:p>
          </table:table-cell>
          <table:table-cell office:value-type="float" office:value="950">
            <text:p>950</text:p>
          </table:table-cell>
          <table:table-cell table:formula="of:=IF(MOD(CEILING([.D24]*[Sheet2.$B$2];50);100)=0; CEILING([.D24]*[Sheet2.$B$2]; 50 )-5; CEILING([.D24]*[Sheet2.$B$2];50))" office:value-type="float" office:value="1050">
            <text:p>1050</text:p>
          </table:table-cell>
          <table:table-cell table:number-columns-repeated="1019"/>
        </table:table-row>
        <table:table-row table:style-name="ro2">
          <table:table-cell office:value-type="string">
            <text:p>b12</text:p>
          </table:table-cell>
          <table:table-cell table:style-name="ce2" office:value-type="string">
            <text:p>Seafood and Bean Cake Soup</text:p>
          </table:table-cell>
          <table:table-cell office:value-type="string">
            <text:p>海鮮豆腐湯</text:p>
          </table:table-cell>
          <table:table-cell office:value-type="float" office:value="1200">
            <text:p>1200</text:p>
          </table:table-cell>
          <table:table-cell office:value-type="float" office:value="1295">
            <text:p>1295</text:p>
          </table:table-cell>
          <table:table-cell table:number-columns-repeated="1019"/>
        </table:table-row>
        <table:table-row table:style-name="ro2">
          <table:table-cell office:value-type="string">
            <text:p>b13</text:p>
          </table:table-cell>
          <table:table-cell table:style-name="ce2" office:value-type="string">
            <text:p>Hot Chili Tomato Soup</text:p>
          </table:table-cell>
          <table:table-cell office:value-type="string">
            <text:p>蕃茄酸辣湯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c00</text:p>
          </table:table-cell>
          <table:table-cell table:style-name="ce4" office:value-type="string">
            <text:p>CHICKEN</text:p>
          </table:table-cell>
          <table:table-cell table:style-name="ce4" office:value-type="string">
            <text:p>雞肉</text:p>
          </table:table-cell>
          <table:table-cell table:number-columns-repeated="1021"/>
        </table:table-row>
        <table:table-row table:style-name="ro2">
          <table:table-cell office:value-type="string">
            <text:p>c01</text:p>
          </table:table-cell>
          <table:table-cell table:style-name="ce2" office:value-type="string">
            <text:p>Cashew Chicken</text:p>
          </table:table-cell>
          <table:table-cell office:value-type="string">
            <text:p>腰果雞丁</text:p>
          </table:table-cell>
          <table:table-cell office:value-type="float" office:value="1495">
            <text:p>1495</text:p>
          </table:table-cell>
          <table:table-cell table:formula="of:=IF(MOD(CEILING([.D28]*[Sheet2.$B$2];50);100)=0; CEILING([.D28]*[Sheet2.$B$2]; 50 )-5; CEILING([.D28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2</text:p>
          </table:table-cell>
          <table:table-cell table:style-name="ce2" office:value-type="string">
            <text:p>Kung Pao Chicken</text:p>
          </table:table-cell>
          <table:table-cell office:value-type="string">
            <text:p>宮保雞丁</text:p>
          </table:table-cell>
          <table:table-cell office:value-type="float" office:value="1495">
            <text:p>1495</text:p>
          </table:table-cell>
          <table:table-cell table:formula="of:=IF(MOD(CEILING([.D29]*[Sheet2.$B$2];50);100)=0; CEILING([.D29]*[Sheet2.$B$2]; 50 )-5; CEILING([.D29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3</text:p>
          </table:table-cell>
          <table:table-cell table:style-name="ce2" office:value-type="string">
            <text:p>Black Bean Chicken</text:p>
          </table:table-cell>
          <table:table-cell office:value-type="string">
            <text:p>豆豉雞丁</text:p>
          </table:table-cell>
          <table:table-cell office:value-type="float" office:value="1495">
            <text:p>1495</text:p>
          </table:table-cell>
          <table:table-cell table:formula="of:=IF(MOD(CEILING([.D30]*[Sheet2.$B$2];50);100)=0; CEILING([.D30]*[Sheet2.$B$2]; 50 )-5; CEILING([.D30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4</text:p>
          </table:table-cell>
          <table:table-cell table:style-name="ce2" office:value-type="string">
            <text:p>Lemon Chicken</text:p>
          </table:table-cell>
          <table:table-cell office:value-type="string">
            <text:p>檸檬酥雞</text:p>
          </table:table-cell>
          <table:table-cell office:value-type="float" office:value="1595">
            <text:p>1595</text:p>
          </table:table-cell>
          <table:table-cell table:formula="of:=IF(MOD(CEILING([.D31]*[Sheet2.$B$2];50);100)=0; CEILING([.D31]*[Sheet2.$B$2]; 50 )-5; CEILING([.D3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05</text:p>
          </table:table-cell>
          <table:table-cell table:style-name="ce2" office:value-type="string">
            <text:p>Sweet and Sour Chicken Balls with Pineapple</text:p>
          </table:table-cell>
          <table:table-cell office:value-type="string">
            <text:p>甜酸雞球</text:p>
          </table:table-cell>
          <table:table-cell office:value-type="float" office:value="1595">
            <text:p>1595</text:p>
          </table:table-cell>
          <table:table-cell table:formula="of:=IF(MOD(CEILING([.D32]*[Sheet2.$B$2];50);100)=0; CEILING([.D32]*[Sheet2.$B$2]; 50 )-5; CEILING([.D32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06</text:p>
          </table:table-cell>
          <table:table-cell table:style-name="ce2" office:value-type="string">
            <text:p>Pan Fried Chicken Slice with Curry Sauce</text:p>
          </table:table-cell>
          <table:table-cell office:value-type="string">
            <text:p>咖喱雞片</text:p>
          </table:table-cell>
          <table:table-cell office:value-type="float" office:value="1495">
            <text:p>1495</text:p>
          </table:table-cell>
          <table:table-cell table:formula="of:=IF(MOD(CEILING([.D33]*[Sheet2.$B$2];50);100)=0; CEILING([.D33]*[Sheet2.$B$2]; 50 )-5; CEILING([.D33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7</text:p>
          </table:table-cell>
          <table:table-cell table:style-name="ce2" office:value-type="string">
            <text:p>Fried Chicken with Garlic Salt and Chili Pepper</text:p>
          </table:table-cell>
          <table:table-cell office:value-type="string">
            <text:p>椒鹽酥雞</text:p>
          </table:table-cell>
          <table:table-cell office:value-type="float" office:value="1495">
            <text:p>1495</text:p>
          </table:table-cell>
          <table:table-cell table:formula="of:=IF(MOD(CEILING([.D34]*[Sheet2.$B$2];50);100)=0; CEILING([.D34]*[Sheet2.$B$2]; 50 )-5; CEILING([.D34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8</text:p>
          </table:table-cell>
          <table:table-cell table:style-name="ce2" office:value-type="string">
            <text:p>Diced Chicken with Almond</text:p>
          </table:table-cell>
          <table:table-cell office:value-type="string">
            <text:p>杏仁雞丁</text:p>
          </table:table-cell>
          <table:table-cell office:value-type="float" office:value="1495">
            <text:p>1495</text:p>
          </table:table-cell>
          <table:table-cell table:formula="of:=IF(MOD(CEILING([.D35]*[Sheet2.$B$2];50);100)=0; CEILING([.D35]*[Sheet2.$B$2]; 50 )-5; CEILING([.D35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09</text:p>
          </table:table-cell>
          <table:table-cell table:style-name="ce2" office:value-type="string">
            <text:p>Breaded Almond Chicken</text:p>
          </table:table-cell>
          <table:table-cell office:value-type="string">
            <text:p>杏仁酥雞</text:p>
          </table:table-cell>
          <table:table-cell office:value-type="float" office:value="1595">
            <text:p>1595</text:p>
          </table:table-cell>
          <table:table-cell table:formula="of:=IF(MOD(CEILING([.D36]*[Sheet2.$B$2];50);100)=0; CEILING([.D36]*[Sheet2.$B$2]; 50 )-5; CEILING([.D36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10</text:p>
          </table:table-cell>
          <table:table-cell table:style-name="ce2" office:value-type="string">
            <text:p>Breaded Chicken with Pineapples</text:p>
          </table:table-cell>
          <table:table-cell office:value-type="string">
            <text:p>菠蘿酥雞</text:p>
          </table:table-cell>
          <table:table-cell office:value-type="float" office:value="1595">
            <text:p>1595</text:p>
          </table:table-cell>
          <table:table-cell table:formula="of:=IF(MOD(CEILING([.D37]*[Sheet2.$B$2];50);100)=0; CEILING([.D37]*[Sheet2.$B$2]; 50 )-5; CEILING([.D3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c11</text:p>
          </table:table-cell>
          <table:table-cell table:style-name="ce2" office:value-type="string">
            <text:p>Pan Fired Chicken with Snow Peas</text:p>
          </table:table-cell>
          <table:table-cell office:value-type="string">
            <text:p>雪豆雞片</text:p>
          </table:table-cell>
          <table:table-cell office:value-type="float" office:value="1695">
            <text:p>1695</text:p>
          </table:table-cell>
          <table:table-cell table:formula="of:=IF(MOD(CEILING([.D38]*[Sheet2.$B$2];50);100)=0; CEILING([.D38]*[Sheet2.$B$2]; 50 )-5; CEILING([.D38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c12</text:p>
          </table:table-cell>
          <table:table-cell table:style-name="ce2" office:value-type="string">
            <text:p>Pan Fried Chicken with Three Kinds of Mushroom</text:p>
          </table:table-cell>
          <table:table-cell office:value-type="string">
            <text:p><text:s/>三菇雞片</text:p>
          </table:table-cell>
          <table:table-cell office:value-type="float" office:value="1495">
            <text:p>1495</text:p>
          </table:table-cell>
          <table:table-cell table:formula="of:=IF(MOD(CEILING([.D39]*[Sheet2.$B$2];50);100)=0; CEILING([.D39]*[Sheet2.$B$2]; 50 )-5; CEILING([.D39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table:style-name="ce2" office:value-type="string">
            <text:p>Chicken Hot Pot</text:p>
          </table:table-cell>
          <table:table-cell office:value-type="string">
            <text:p>雞肉煲</text:p>
          </table:table-cell>
          <table:table-cell office:value-type="float" office:value="1695">
            <text:p>1695</text:p>
          </table:table-cell>
          <table:table-cell table:formula="of:=IF(MOD(CEILING([.D40]*[Sheet2.$B$2];50);100)=0; CEILING([.D40]*[Sheet2.$B$2]; 50 )-5; CEILING([.D40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c14</text:p>
          </table:table-cell>
          <table:table-cell table:style-name="ce2" office:value-type="string">
            <text:p>General Tso’s Chicken</text:p>
          </table:table-cell>
          <table:table-cell office:value-type="string">
            <text:p>左宗棠雞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d01</text:p>
          </table:table-cell>
          <table:table-cell table:style-name="ce2" office:value-type="string">
            <text:p>BBQ Duck Whole Duck</text:p>
          </table:table-cell>
          <table:table-cell office:value-type="string">
            <text:p>片皮鴨</text:p>
          </table:table-cell>
          <table:table-cell office:value-type="float" office:value="3600">
            <text:p>3600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d02</text:p>
          </table:table-cell>
          <table:table-cell table:style-name="ce2" office:value-type="string">
            <text:p>BBQ Duck Half Duck</text:p>
          </table:table-cell>
          <table:table-cell office:value-type="string">
            <text:p>片皮鴨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table:number-columns-repeated="1019"/>
        </table:table-row>
        <table:table-row table:style-name="ro2">
          <table:table-cell office:value-type="string">
            <text:p>e00</text:p>
          </table:table-cell>
          <table:table-cell table:style-name="ce4" office:value-type="string">
            <text:p>BEEF</text:p>
          </table:table-cell>
          <table:table-cell table:style-name="ce4" office:value-type="string">
            <text:p>牛肉</text:p>
          </table:table-cell>
          <table:table-cell table:number-columns-repeated="1021"/>
        </table:table-row>
        <table:table-row table:style-name="ro2">
          <table:table-cell office:value-type="string">
            <text:p>e01</text:p>
          </table:table-cell>
          <table:table-cell table:style-name="ce2" office:value-type="string">
            <text:p>Beef with Broccoli</text:p>
          </table:table-cell>
          <table:table-cell office:value-type="string">
            <text:p>百加利牛肉</text:p>
          </table:table-cell>
          <table:table-cell office:value-type="float" office:value="1495">
            <text:p>1495</text:p>
          </table:table-cell>
          <table:table-cell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2</text:p>
          </table:table-cell>
          <table:table-cell table:style-name="ce2" office:value-type="string">
            <text:p>Ginger Beef (Hot)</text:p>
          </table:table-cell>
          <table:table-cell office:value-type="string">
            <text:p>香辣牛肉絲</text:p>
          </table:table-cell>
          <table:table-cell office:value-type="float" office:value="1795">
            <text:p>1795</text:p>
          </table:table-cell>
          <table:table-cell table:formula="of:=IF(MOD(CEILING([.D46]*[Sheet2.$B$2];50);100)=0; CEILING([.D46]*[Sheet2.$B$2]; 50 )-5; CEILING([.D46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e03</text:p>
          </table:table-cell>
          <table:table-cell table:style-name="ce2" office:value-type="string">
            <text:p>Black Bean Beef with Green Beans</text:p>
          </table:table-cell>
          <table:table-cell office:value-type="string">
            <text:p>豉汁牛肉豆仔</text:p>
          </table:table-cell>
          <table:table-cell office:value-type="float" office:value="1495">
            <text:p>1495</text:p>
          </table:table-cell>
          <table:table-cell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4</text:p>
          </table:table-cell>
          <table:table-cell table:style-name="ce2" office:value-type="string">
            <text:p>Sliced Beef in Curry Sauce</text:p>
          </table:table-cell>
          <table:table-cell office:value-type="string">
            <text:p>咖喱牛肉</text:p>
          </table:table-cell>
          <table:table-cell office:value-type="float" office:value="1595">
            <text:p>1595</text:p>
          </table:table-cell>
          <table:table-cell table:formula="of:=IF(MOD(CEILING([.D48]*[Sheet2.$B$2];50);100)=0; CEILING([.D48]*[Sheet2.$B$2]; 50 )-5; CEILING([.D48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5</text:p>
          </table:table-cell>
          <table:table-cell table:style-name="ce2" office:value-type="string">
            <text:p>Sliced Beef with Snow Peas</text:p>
          </table:table-cell>
          <table:table-cell office:value-type="string">
            <text:p>雪豆牛肉</text:p>
          </table:table-cell>
          <table:table-cell office:value-type="float" office:value="1695">
            <text:p>1695</text:p>
          </table:table-cell>
          <table:table-cell table:formula="of:=IF(MOD(CEILING([.D49]*[Sheet2.$B$2];50);100)=0; CEILING([.D49]*[Sheet2.$B$2]; 50 )-5; CEILING([.D49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06</text:p>
          </table:table-cell>
          <table:table-cell table:style-name="ce2" office:value-type="string">
            <text:p>Szechun Beef</text:p>
          </table:table-cell>
          <table:table-cell office:value-type="string">
            <text:p>四川牛肉</text:p>
          </table:table-cell>
          <table:table-cell office:value-type="float" office:value="1695">
            <text:p>1695</text:p>
          </table:table-cell>
          <table:table-cell table:formula="of:=IF(MOD(CEILING([.D50]*[Sheet2.$B$2];50);100)=0; CEILING([.D50]*[Sheet2.$B$2]; 50 )-5; CEILING([.D50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07</text:p>
          </table:table-cell>
          <table:table-cell table:style-name="ce2" office:value-type="string">
            <text:p>Sliced Beef in Black Bean Sauce</text:p>
          </table:table-cell>
          <table:table-cell office:value-type="string">
            <text:p>豉汁牛肉</text:p>
          </table:table-cell>
          <table:table-cell office:value-type="float" office:value="1595">
            <text:p>1595</text:p>
          </table:table-cell>
          <table:table-cell table:formula="of:=IF(MOD(CEILING([.D51]*[Sheet2.$B$2];50);100)=0; CEILING([.D51]*[Sheet2.$B$2]; 50 )-5; CEILING([.D5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8</text:p>
          </table:table-cell>
          <table:table-cell table:style-name="ce2" office:value-type="string">
            <text:p>Sliced Beef in Satay Sauce</text:p>
          </table:table-cell>
          <table:table-cell office:value-type="string">
            <text:p>沙爹牛肉</text:p>
          </table:table-cell>
          <table:table-cell office:value-type="float" office:value="1595">
            <text:p>1595</text:p>
          </table:table-cell>
          <table:table-cell table:formula="of:=IF(MOD(CEILING([.D52]*[Sheet2.$B$2];50);100)=0; CEILING([.D52]*[Sheet2.$B$2]; 50 )-5; CEILING([.D52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e09</text:p>
          </table:table-cell>
          <table:table-cell table:style-name="ce2" office:value-type="string">
            <text:p>Sliced Beef with Three Kinds of Mushrooms</text:p>
          </table:table-cell>
          <table:table-cell office:value-type="string">
            <text:p>三菇牛肉</text:p>
          </table:table-cell>
          <table:table-cell office:value-type="float" office:value="1695">
            <text:p>1695</text:p>
          </table:table-cell>
          <table:table-cell table:formula="of:=IF(MOD(CEILING([.D53]*[Sheet2.$B$2];50);100)=0; CEILING([.D53]*[Sheet2.$B$2]; 50 )-5; CEILING([.D53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10</text:p>
          </table:table-cell>
          <table:table-cell table:style-name="ce2" office:value-type="string">
            <text:p>Sliced Beef with Tomatoes</text:p>
          </table:table-cell>
          <table:table-cell office:value-type="string">
            <text:p>蕃茄牛肉</text:p>
          </table:table-cell>
          <table:table-cell office:value-type="float" office:value="1695">
            <text:p>1695</text:p>
          </table:table-cell>
          <table:table-cell table:formula="of:=IF(MOD(CEILING([.D54]*[Sheet2.$B$2];50);100)=0; CEILING([.D54]*[Sheet2.$B$2]; 50 )-5; CEILING([.D54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e11</text:p>
          </table:table-cell>
          <table:table-cell table:style-name="ce2" office:value-type="string">
            <text:p>Sliced Beef Hot Pot</text:p>
          </table:table-cell>
          <table:table-cell office:value-type="string">
            <text:p>牛肉煲</text:p>
          </table:table-cell>
          <table:table-cell office:value-type="float" office:value="1795">
            <text:p>1795</text:p>
          </table:table-cell>
          <table:table-cell table:formula="of:=IF(MOD(CEILING([.D55]*[Sheet2.$B$2];50);100)=0; CEILING([.D55]*[Sheet2.$B$2]; 50 )-5; CEILING([.D55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e12</text:p>
          </table:table-cell>
          <table:table-cell table:style-name="ce2" office:value-type="string">
            <text:p>Sliced Beef Hot Pot with Lily Flower and Cloud Fungus</text:p>
          </table:table-cell>
          <table:table-cell table:style-name="ce7" office:value-type="string">
            <text:p>金針雲耳牛肉煲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f00</text:p>
          </table:table-cell>
          <table:table-cell table:style-name="ce4" office:value-type="string">
            <text:p>PORK</text:p>
          </table:table-cell>
          <table:table-cell table:style-name="ce4" office:value-type="string">
            <text:p>豬肉</text:p>
          </table:table-cell>
          <table:table-cell table:number-columns-repeated="1021"/>
        </table:table-row>
        <table:table-row table:style-name="ro2">
          <table:table-cell office:value-type="string">
            <text:p>f02</text:p>
          </table:table-cell>
          <table:table-cell table:style-name="ce2" office:value-type="string">
            <text:p>BBQ Pork with Tofu and Oyster Sauce</text:p>
          </table:table-cell>
          <table:table-cell office:value-type="string">
            <text:p>叉燒豆腐</text:p>
          </table:table-cell>
          <table:table-cell office:value-type="float" office:value="1595">
            <text:p>1595</text:p>
          </table:table-cell>
          <table:table-cell table:formula="of:=IF(MOD(CEILING([.D58]*[Sheet2.$B$2];50);100)=0; CEILING([.D58]*[Sheet2.$B$2]; 50 )-5; CEILING([.D58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3</text:p>
          </table:table-cell>
          <table:table-cell table:style-name="ce2" office:value-type="string">
            <text:p>Sweet n Sour Pork</text:p>
          </table:table-cell>
          <table:table-cell office:value-type="string">
            <text:p>甜酸咕嚕肉</text:p>
          </table:table-cell>
          <table:table-cell office:value-type="float" office:value="1595">
            <text:p>1595</text:p>
          </table:table-cell>
          <table:table-cell table:formula="of:=IF(MOD(CEILING([.D59]*[Sheet2.$B$2];50);100)=0; CEILING([.D59]*[Sheet2.$B$2]; 50 )-5; CEILING([.D59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4</text:p>
          </table:table-cell>
          <table:table-cell table:style-name="ce2" office:value-type="string">
            <text:p>Deep Fried Garlic Pork</text:p>
          </table:table-cell>
          <table:table-cell office:value-type="string">
            <text:p>蒜子肉</text:p>
          </table:table-cell>
          <table:table-cell office:value-type="float" office:value="1595">
            <text:p>1595</text:p>
          </table:table-cell>
          <table:table-cell table:formula="of:=IF(MOD(CEILING([.D60]*[Sheet2.$B$2];50);100)=0; CEILING([.D60]*[Sheet2.$B$2]; 50 )-5; CEILING([.D60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5</text:p>
          </table:table-cell>
          <table:table-cell table:style-name="ce2" office:value-type="string">
            <text:p>Boneless Pork with Honey and Garlic Sauce</text:p>
          </table:table-cell>
          <table:table-cell office:value-type="string">
            <text:p>蒜子蜜糖豬肉</text:p>
          </table:table-cell>
          <table:table-cell office:value-type="float" office:value="1595">
            <text:p>1595</text:p>
          </table:table-cell>
          <table:table-cell table:formula="of:=IF(MOD(CEILING([.D61]*[Sheet2.$B$2];50);100)=0; CEILING([.D61]*[Sheet2.$B$2]; 50 )-5; CEILING([.D6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f06</text:p>
          </table:table-cell>
          <table:table-cell table:style-name="ce2" office:value-type="string">
            <text:p>Bean Cake with Spicy Meat Sauce</text:p>
          </table:table-cell>
          <table:table-cell office:value-type="string">
            <text:p>麻婆豆腐</text:p>
          </table:table-cell>
          <table:table-cell office:value-type="float" office:value="1495">
            <text:p>1495</text:p>
          </table:table-cell>
          <table:table-cell table:formula="of:=IF(MOD(CEILING([.D62]*[Sheet2.$B$2];50);100)=0; CEILING([.D62]*[Sheet2.$B$2]; 50 )-5; CEILING([.D62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h00</text:p>
          </table:table-cell>
          <table:table-cell table:style-name="ce4" office:value-type="string">
            <text:p>SEAFOOD</text:p>
          </table:table-cell>
          <table:table-cell table:style-name="ce4" office:value-type="string">
            <text:p>海鮮</text:p>
          </table:table-cell>
          <table:table-cell table:number-columns-repeated="1021"/>
        </table:table-row>
        <table:table-row table:style-name="ro2">
          <table:table-cell office:value-type="string">
            <text:p>h01</text:p>
          </table:table-cell>
          <table:table-cell table:style-name="ce2" office:value-type="string">
            <text:p>Deep Fried Sweet and Sour Fish Balls with Pineapples</text:p>
          </table:table-cell>
          <table:table-cell office:value-type="string">
            <text:p>甜酸魚球</text:p>
          </table:table-cell>
          <table:table-cell office:value-type="float" office:value="1595">
            <text:p>1595</text:p>
          </table:table-cell>
          <table:table-cell table:formula="of:=IF(MOD(CEILING([.D64]*[Sheet2.$B$2];50);100)=0; CEILING([.D64]*[Sheet2.$B$2]; 50 )-5; CEILING([.D64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h02</text:p>
          </table:table-cell>
          <table:table-cell table:style-name="ce2" office:value-type="string">
            <text:p>Sliced Fish with Mixed Greens</text:p>
          </table:table-cell>
          <table:table-cell office:value-type="string">
            <text:p>時菜魚片</text:p>
          </table:table-cell>
          <table:table-cell office:value-type="float" office:value="1595">
            <text:p>1595</text:p>
          </table:table-cell>
          <table:table-cell table:formula="of:=IF(MOD(CEILING([.D65]*[Sheet2.$B$2];50);100)=0; CEILING([.D65]*[Sheet2.$B$2]; 50 )-5; CEILING([.D65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h03</text:p>
          </table:table-cell>
          <table:table-cell table:style-name="ce2" office:value-type="string">
            <text:p>Fried Fish with Garlic Salt and Chili Pepper</text:p>
          </table:table-cell>
          <table:table-cell office:value-type="string">
            <text:p>椒鹽魚柳</text:p>
          </table:table-cell>
          <table:table-cell office:value-type="float" office:value="1695">
            <text:p>1695</text:p>
          </table:table-cell>
          <table:table-cell table:formula="of:=IF(MOD(CEILING([.D66]*[Sheet2.$B$2];50);100)=0; CEILING([.D66]*[Sheet2.$B$2]; 50 )-5; CEILING([.D66]*[Sheet2.$B$2];50))" office:value-type="float" office:value="1895">
            <text:p>1895</text:p>
          </table:table-cell>
          <table:table-cell table:number-columns-repeated="1019"/>
        </table:table-row>
        <table:table-row table:style-name="ro2">
          <table:table-cell office:value-type="string">
            <text:p>h04</text:p>
          </table:table-cell>
          <table:table-cell table:style-name="ce2" office:value-type="string">
            <text:p>Fish Slices with Three Kinds of Mushrooms</text:p>
          </table:table-cell>
          <table:table-cell office:value-type="string">
            <text:p>三菇魚片</text:p>
          </table:table-cell>
          <table:table-cell office:value-type="float" office:value="1595">
            <text:p>1595</text:p>
          </table:table-cell>
          <table:table-cell table:formula="of:=IF(MOD(CEILING([.D67]*[Sheet2.$B$2];50);100)=0; CEILING([.D67]*[Sheet2.$B$2]; 50 )-5; CEILING([.D6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h05</text:p>
          </table:table-cell>
          <table:table-cell table:style-name="ce2" office:value-type="string">
            <text:p>Prawns and Broccoli with Black Bean Sauce</text:p>
          </table:table-cell>
          <table:table-cell office:value-type="string">
            <text:p>豉汁蝦球百加利</text:p>
          </table:table-cell>
          <table:table-cell office:value-type="float" office:value="1950">
            <text:p>1950</text:p>
          </table:table-cell>
          <table:table-cell table:formula="of:=IF(MOD(CEILING([.D68]*[Sheet2.$B$2];50);100)=0; CEILING([.D68]*[Sheet2.$B$2]; 50 )-5; CEILING([.D68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06</text:p>
          </table:table-cell>
          <table:table-cell table:style-name="ce2" office:value-type="string">
            <text:p>Kung Pao Prawns</text:p>
          </table:table-cell>
          <table:table-cell office:value-type="string">
            <text:p>宮保蝦丁</text:p>
          </table:table-cell>
          <table:table-cell office:value-type="float" office:value="1950">
            <text:p>1950</text:p>
          </table:table-cell>
          <table:table-cell table:formula="of:=IF(MOD(CEILING([.D69]*[Sheet2.$B$2];50);100)=0; CEILING([.D69]*[Sheet2.$B$2]; 50 )-5; CEILING([.D69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07</text:p>
          </table:table-cell>
          <table:table-cell table:style-name="ce2" office:value-type="string">
            <text:p>Sweet and Sour Breaded Deep Fried Prawns</text:p>
          </table:table-cell>
          <table:table-cell office:value-type="string">
            <text:p>甜酸蝦球</text:p>
          </table:table-cell>
          <table:table-cell office:value-type="float" office:value="1950">
            <text:p>1950</text:p>
          </table:table-cell>
          <table:table-cell table:formula="of:=IF(MOD(CEILING([.D70]*[Sheet2.$B$2];50);100)=0; CEILING([.D70]*[Sheet2.$B$2]; 50 )-5; CEILING([.D70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08</text:p>
          </table:table-cell>
          <table:table-cell table:style-name="ce2" office:value-type="string">
            <text:p>Deep Fried Prawns</text:p>
          </table:table-cell>
          <table:table-cell office:value-type="string">
            <text:p>炸蝦球</text:p>
          </table:table-cell>
          <table:table-cell office:value-type="float" office:value="1850">
            <text:p>1850</text:p>
          </table:table-cell>
          <table:table-cell table:formula="of:=IF(MOD(CEILING([.D71]*[Sheet2.$B$2];50);100)=0; CEILING([.D71]*[Sheet2.$B$2]; 50 )-5; CEILING([.D71]*[Sheet2.$B$2];50))" office:value-type="float" office:value="2050">
            <text:p>2050</text:p>
          </table:table-cell>
          <table:table-cell table:number-columns-repeated="1019"/>
        </table:table-row>
        <table:table-row table:style-name="ro2">
          <table:table-cell office:value-type="string">
            <text:p>h09</text:p>
          </table:table-cell>
          <table:table-cell table:style-name="ce2" office:value-type="string">
            <text:p>Prawns in Curry Sauce</text:p>
          </table:table-cell>
          <table:table-cell office:value-type="string">
            <text:p>咖喱蝦球</text:p>
          </table:table-cell>
          <table:table-cell office:value-type="float" office:value="1950">
            <text:p>1950</text:p>
          </table:table-cell>
          <table:table-cell table:formula="of:=IF(MOD(CEILING([.D72]*[Sheet2.$B$2];50);100)=0; CEILING([.D72]*[Sheet2.$B$2]; 50 )-5; CEILING([.D72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0</text:p>
          </table:table-cell>
          <table:table-cell table:style-name="ce2" office:value-type="string">
            <text:p>Prawns with Garlic Salt n Chili Pepper</text:p>
          </table:table-cell>
          <table:table-cell office:value-type="string">
            <text:p>椒鹽蝦球</text:p>
          </table:table-cell>
          <table:table-cell office:value-type="float" office:value="1950">
            <text:p>1950</text:p>
          </table:table-cell>
          <table:table-cell table:formula="of:=IF(MOD(CEILING([.D73]*[Sheet2.$B$2];50);100)=0; CEILING([.D73]*[Sheet2.$B$2]; 50 )-5; CEILING([.D73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1</text:p>
          </table:table-cell>
          <table:table-cell table:style-name="ce2" office:value-type="string">
            <text:p>Prawns with Snow Peas</text:p>
          </table:table-cell>
          <table:table-cell office:value-type="string">
            <text:p>蝦球雪豆</text:p>
          </table:table-cell>
          <table:table-cell office:value-type="float" office:value="1950">
            <text:p>1950</text:p>
          </table:table-cell>
          <table:table-cell table:formula="of:=IF(MOD(CEILING([.D74]*[Sheet2.$B$2];50);100)=0; CEILING([.D74]*[Sheet2.$B$2]; 50 )-5; CEILING([.D74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2</text:p>
          </table:table-cell>
          <table:table-cell table:style-name="ce2" office:value-type="string">
            <text:p>Prawns with Mixed Greens</text:p>
          </table:table-cell>
          <table:table-cell office:value-type="string">
            <text:p>時菜蝦球</text:p>
          </table:table-cell>
          <table:table-cell office:value-type="float" office:value="1950">
            <text:p>1950</text:p>
          </table:table-cell>
          <table:table-cell table:formula="of:=IF(MOD(CEILING([.D75]*[Sheet2.$B$2];50);100)=0; CEILING([.D75]*[Sheet2.$B$2]; 50 )-5; CEILING([.D75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3</text:p>
          </table:table-cell>
          <table:table-cell table:style-name="ce2" office:value-type="string">
            <text:p>Prawns with Three Kinds of Mushrooms</text:p>
          </table:table-cell>
          <table:table-cell office:value-type="string">
            <text:p>三菇蝦球</text:p>
          </table:table-cell>
          <table:table-cell office:value-type="float" office:value="1950">
            <text:p>1950</text:p>
          </table:table-cell>
          <table:table-cell table:formula="of:=IF(MOD(CEILING([.D76]*[Sheet2.$B$2];50);100)=0; CEILING([.D76]*[Sheet2.$B$2]; 50 )-5; CEILING([.D76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4</text:p>
          </table:table-cell>
          <table:table-cell table:style-name="ce2" office:value-type="string">
            <text:p>Fried Squid with Garlic Salt and Chili Pepper</text:p>
          </table:table-cell>
          <table:table-cell office:value-type="string">
            <text:p>椒鹽鮮魷</text:p>
          </table:table-cell>
          <table:table-cell office:value-type="float" office:value="1950">
            <text:p>1950</text:p>
          </table:table-cell>
          <table:table-cell table:formula="of:=IF(MOD(CEILING([.D77]*[Sheet2.$B$2];50);100)=0; CEILING([.D77]*[Sheet2.$B$2]; 50 )-5; CEILING([.D77]*[Sheet2.$B$2];50))"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5</text:p>
          </table:table-cell>
          <table:table-cell table:style-name="ce2" office:value-type="string">
            <text:p>Squid in Black Bean Sauce</text:p>
          </table:table-cell>
          <table:table-cell office:value-type="string">
            <text:p>豉汁鮮魷</text:p>
          </table:table-cell>
          <table:table-cell office:value-type="float" office:value="1750">
            <text:p>1750</text:p>
          </table:table-cell>
          <table:table-cell table:formula="of:=IF(MOD(CEILING([.D78]*[Sheet2.$B$2];50);100)=0; CEILING([.D78]*[Sheet2.$B$2]; 50 )-5; CEILING([.D78]*[Sheet2.$B$2];50))" office:value-type="float" office:value="1950">
            <text:p>1950</text:p>
          </table:table-cell>
          <table:table-cell table:number-columns-repeated="1019"/>
        </table:table-row>
        <table:table-row table:style-name="ro2">
          <table:table-cell office:value-type="string">
            <text:p>h16</text:p>
          </table:table-cell>
          <table:table-cell table:style-name="ce2" office:value-type="string">
            <text:p>Fish Balls in Curry Sauce</text:p>
          </table:table-cell>
          <table:table-cell office:value-type="string">
            <text:p>咖喱魚旦</text:p>
          </table:table-cell>
          <table:table-cell office:value-type="float" office:value="1495">
            <text:p>1495</text:p>
          </table:table-cell>
          <table:table-cell table:formula="of:=IF(MOD(CEILING([.D79]*[Sheet2.$B$2];50);100)=0; CEILING([.D79]*[Sheet2.$B$2]; 50 )-5; CEILING([.D79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h17</text:p>
          </table:table-cell>
          <table:table-cell table:style-name="ce2" office:value-type="string">
            <text:p>Cream of Corn with Rock Cod</text:p>
          </table:table-cell>
          <table:table-cell office:value-type="string">
            <text:p>粟米斑塊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h18</text:p>
          </table:table-cell>
          <table:table-cell table:style-name="ce2" office:value-type="string">
            <text:p>Tomato Sauce with Rock Cod </text:p>
          </table:table-cell>
          <table:table-cell office:value-type="string">
            <text:p>茄汁斑塊</text:p>
          </table:table-cell>
          <table:table-cell/>
          <table:table-cell office:value-type="float" office:value="2150">
            <text:p>2150</text:p>
          </table:table-cell>
          <table:table-cell table:number-columns-repeated="1019"/>
        </table:table-row>
        <table:table-row table:style-name="ro2">
          <table:table-cell office:value-type="string">
            <text:p>j00</text:p>
          </table:table-cell>
          <table:table-cell table:style-name="ce4" office:value-type="string">
            <text:p>TOFU 。 EGGS。VEGETABLES</text:p>
          </table:table-cell>
          <table:table-cell table:style-name="ce4" office:value-type="string">
            <text:p>豆腐。蛋。蔬菜</text:p>
          </table:table-cell>
          <table:table-cell table:number-columns-repeated="1021"/>
        </table:table-row>
        <table:table-row table:style-name="ro2">
          <table:table-cell office:value-type="string">
            <text:p>j01</text:p>
          </table:table-cell>
          <table:table-cell table:style-name="ce2" office:value-type="string">
            <text:p>Pork Egg Foo Young</text:p>
          </table:table-cell>
          <table:table-cell office:value-type="string">
            <text:p><text:span text:style-name="T1">叉燒</text:span><text:span text:style-name="T2">芙蓉蛋</text:span></text:p>
          </table:table-cell>
          <table:table-cell office:value-type="float" office:value="1350">
            <text:p>1350</text:p>
          </table:table-cell>
          <table:table-cell table:formula="of:=IF(MOD(CEILING([.D83]*[Sheet2.$B$2];50);100)=0; CEILING([.D83]*[Sheet2.$B$2]; 50 )-5; CEILING([.D83]*[Sheet2.$B$2];50))"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02</text:p>
          </table:table-cell>
          <table:table-cell table:style-name="ce2" office:value-type="string">
            <text:p>Mushrooms Egg Foo Young</text:p>
          </table:table-cell>
          <table:table-cell office:value-type="string">
            <text:p><text:span text:style-name="T1">蘑菇</text:span><text:span text:style-name="T2">芙蓉蛋</text:span></text:p>
          </table:table-cell>
          <table:table-cell office:value-type="float" office:value="1350">
            <text:p>1350</text:p>
          </table:table-cell>
          <table:table-cell table:formula="of:=IF(MOD(CEILING([.D84]*[Sheet2.$B$2];50);100)=0; CEILING([.D84]*[Sheet2.$B$2]; 50 )-5; CEILING([.D84]*[Sheet2.$B$2];50))"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03</text:p>
          </table:table-cell>
          <table:table-cell table:style-name="ce2" office:value-type="string">
            <text:p>Prawns Egg Foo Young</text:p>
          </table:table-cell>
          <table:table-cell office:value-type="string">
            <text:p>蝦芙蓉蛋</text:p>
          </table:table-cell>
          <table:table-cell office:value-type="float" office:value="1450">
            <text:p>1450</text:p>
          </table:table-cell>
          <table:table-cell table:formula="of:=IF(MOD(CEILING([.D85]*[Sheet2.$B$2];50);100)=0; CEILING([.D85]*[Sheet2.$B$2]; 50 )-5; CEILING([.D85]*[Sheet2.$B$2];50))" office:value-type="float" office:value="1595">
            <text:p>1595</text:p>
          </table:table-cell>
          <table:table-cell table:number-columns-repeated="1019"/>
        </table:table-row>
        <table:table-row table:style-name="ro2">
          <table:table-cell office:value-type="string">
            <text:p>j04</text:p>
          </table:table-cell>
          <table:table-cell table:style-name="ce2" office:value-type="string">
            <text:p>Braised Tofu</text:p>
          </table:table-cell>
          <table:table-cell office:value-type="string">
            <text:p>紅燒豆腐</text:p>
          </table:table-cell>
          <table:table-cell office:value-type="float" office:value="1395">
            <text:p>1395</text:p>
          </table:table-cell>
          <table:table-cell table:formula="of:=IF(MOD(CEILING([.D86]*[Sheet2.$B$2];50);100)=0; CEILING([.D86]*[Sheet2.$B$2]; 50 )-5; CEILING([.D86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5</text:p>
          </table:table-cell>
          <table:table-cell table:style-name="ce5" office:value-type="string">
            <text:p>Garlic Salt &amp; Chilli Pepper Deep Fried Tofu</text:p>
          </table:table-cell>
          <table:table-cell office:value-type="string">
            <text:p>椒鹽豆腐</text:p>
          </table:table-cell>
          <table:table-cell office:value-type="float" office:value="1395">
            <text:p>1395</text:p>
          </table:table-cell>
          <table:table-cell table:formula="of:=IF(MOD(CEILING([.D87]*[Sheet2.$B$2];50);100)=0; CEILING([.D87]*[Sheet2.$B$2]; 50 )-5; CEILING([.D87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6</text:p>
          </table:table-cell>
          <table:table-cell table:style-name="ce2" office:value-type="string">
            <text:p>Eggplant with Hot Meat Sauce</text:p>
          </table:table-cell>
          <table:table-cell office:value-type="string">
            <text:p>魚香茄子</text:p>
          </table:table-cell>
          <table:table-cell office:value-type="float" office:value="1395">
            <text:p>1395</text:p>
          </table:table-cell>
          <table:table-cell table:formula="of:=IF(MOD(CEILING([.D88]*[Sheet2.$B$2];50);100)=0; CEILING([.D88]*[Sheet2.$B$2]; 50 )-5; CEILING([.D88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7</text:p>
          </table:table-cell>
          <table:table-cell table:style-name="ce2" office:value-type="string">
            <text:p>Deluxe Veggie</text:p>
          </table:table-cell>
          <table:table-cell office:value-type="string">
            <text:p>招牌時菜</text:p>
          </table:table-cell>
          <table:table-cell office:value-type="float" office:value="1395">
            <text:p>1395</text:p>
          </table:table-cell>
          <table:table-cell table:formula="of:=IF(MOD(CEILING([.D89]*[Sheet2.$B$2];50);100)=0; CEILING([.D89]*[Sheet2.$B$2]; 50 )-5; CEILING([.D89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8</text:p>
          </table:table-cell>
          <table:table-cell table:style-name="ce2" office:value-type="string">
            <text:p>Spicy Green Beans</text:p>
          </table:table-cell>
          <table:table-cell office:value-type="string">
            <text:p>辣豆仔</text:p>
          </table:table-cell>
          <table:table-cell office:value-type="float" office:value="1395">
            <text:p>1395</text:p>
          </table:table-cell>
          <table:table-cell table:formula="of:=IF(MOD(CEILING([.D90]*[Sheet2.$B$2];50);100)=0; CEILING([.D90]*[Sheet2.$B$2]; 50 )-5; CEILING([.D90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09</text:p>
          </table:table-cell>
          <table:table-cell table:style-name="ce2" office:value-type="string">
            <text:p>Garlic Fried Broccoli</text:p>
          </table:table-cell>
          <table:table-cell office:value-type="string">
            <text:p>蒜炒百加利</text:p>
          </table:table-cell>
          <table:table-cell office:value-type="float" office:value="1395">
            <text:p>1395</text:p>
          </table:table-cell>
          <table:table-cell table:formula="of:=IF(MOD(CEILING([.D91]*[Sheet2.$B$2];50);100)=0; CEILING([.D91]*[Sheet2.$B$2]; 50 )-5; CEILING([.D91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0</text:p>
          </table:table-cell>
          <table:table-cell table:style-name="ce2" office:value-type="string">
            <text:p>Chinese Mushroon &amp; Broccoli with Black Bean Sauce</text:p>
          </table:table-cell>
          <table:table-cell office:value-type="string">
            <text:p>冬菇扒百加利</text:p>
          </table:table-cell>
          <table:table-cell office:value-type="float" office:value="1495">
            <text:p>1495</text:p>
          </table:table-cell>
          <table:table-cell table:formula="of:=IF(MOD(CEILING([.D92]*[Sheet2.$B$2];50);100)=0; CEILING([.D92]*[Sheet2.$B$2]; 50 )-5; CEILING([.D92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j11</text:p>
          </table:table-cell>
          <table:table-cell table:style-name="ce2" office:value-type="string">
            <text:p>BBQ Pork Chop Suey</text:p>
          </table:table-cell>
          <table:table-cell office:value-type="string">
            <text:p><text:span text:style-name="T1">叉燒</text:span><text:span text:style-name="T2">雜碎</text:span></text:p>
          </table:table-cell>
          <table:table-cell office:value-type="float" office:value="1395">
            <text:p>1395</text:p>
          </table:table-cell>
          <table:table-cell table:formula="of:=IF(MOD(CEILING([.D93]*[Sheet2.$B$2];50);100)=0; CEILING([.D93]*[Sheet2.$B$2]; 50 )-5; CEILING([.D93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2</text:p>
          </table:table-cell>
          <table:table-cell table:style-name="ce2" office:value-type="string">
            <text:p>Beef Chop Suey</text:p>
          </table:table-cell>
          <table:table-cell office:value-type="string">
            <text:p><text:span text:style-name="T1">牛肉</text:span><text:span text:style-name="T2">雜碎</text:span></text:p>
          </table:table-cell>
          <table:table-cell office:value-type="float" office:value="1395">
            <text:p>1395</text:p>
          </table:table-cell>
          <table:table-cell table:formula="of:=IF(MOD(CEILING([.D94]*[Sheet2.$B$2];50);100)=0; CEILING([.D94]*[Sheet2.$B$2]; 50 )-5; CEILING([.D94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3</text:p>
          </table:table-cell>
          <table:table-cell table:style-name="ce2" office:value-type="string">
            <text:p>Chicken Chop Suey</text:p>
          </table:table-cell>
          <table:table-cell office:value-type="string">
            <text:p><text:span text:style-name="T1">雞肉</text:span><text:span text:style-name="T2">雜碎</text:span></text:p>
          </table:table-cell>
          <table:table-cell office:value-type="float" office:value="1395">
            <text:p>1395</text:p>
          </table:table-cell>
          <table:table-cell table:formula="of:=IF(MOD(CEILING([.D95]*[Sheet2.$B$2];50);100)=0; CEILING([.D95]*[Sheet2.$B$2]; 50 )-5; CEILING([.D95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j14</text:p>
          </table:table-cell>
          <table:table-cell table:style-name="ce2" office:value-type="string">
            <text:p>Seafood Chop Suey</text:p>
          </table:table-cell>
          <table:table-cell office:value-type="string">
            <text:p><text:span text:style-name="T1">海鮮</text:span><text:span text:style-name="T2">雜碎</text:span></text:p>
          </table:table-cell>
          <table:table-cell office:value-type="float" office:value="1595">
            <text:p>1595</text:p>
          </table:table-cell>
          <table:table-cell table:formula="of:=IF(MOD(CEILING([.D96]*[Sheet2.$B$2];50);100)=0; CEILING([.D96]*[Sheet2.$B$2]; 50 )-5; CEILING([.D96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j15</text:p>
          </table:table-cell>
          <table:table-cell table:style-name="ce2" office:value-type="string">
            <text:p>House Special Chop Suey</text:p>
          </table:table-cell>
          <table:table-cell office:value-type="string">
            <text:p><text:span text:style-name="T1">招牌</text:span><text:span text:style-name="T2">雜碎</text:span></text:p>
          </table:table-cell>
          <table:table-cell office:value-type="float" office:value="1595">
            <text:p>1595</text:p>
          </table:table-cell>
          <table:table-cell table:formula="of:=IF(MOD(CEILING([.D97]*[Sheet2.$B$2];50);100)=0; CEILING([.D97]*[Sheet2.$B$2]; 50 )-5; CEILING([.D9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j16</text:p>
          </table:table-cell>
          <table:table-cell table:style-name="ce2" office:value-type="string">
            <text:p>Szechun Dry Fried Green Beans</text:p>
          </table:table-cell>
          <table:table-cell office:value-type="string">
            <text:p>乾煸四季豆</text:p>
          </table:table-cell>
          <table:table-cell office:value-type="float" office:value="1495">
            <text:p>1495</text:p>
          </table:table-cell>
          <table:table-cell table:formula="of:=IF(MOD(CEILING([.D98]*[Sheet2.$B$2];50);100)=0; CEILING([.D98]*[Sheet2.$B$2]; 50 )-5; CEILING([.D98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j17</text:p>
          </table:table-cell>
          <table:table-cell table:style-name="ce2" office:value-type="string">
            <text:p>Mushroom Chop Suey</text:p>
          </table:table-cell>
          <table:table-cell office:value-type="string">
            <text:p><text:span text:style-name="T1">蘑菇</text:span><text:span text:style-name="T2">雜碎</text:span></text:p>
          </table:table-cell>
          <table:table-cell office:value-type="float" office:value="1295">
            <text:p>1295</text:p>
          </table:table-cell>
          <table:table-cell table:formula="of:=IF(MOD(CEILING([.D99]*[Sheet2.$B$2];50);100)=0; CEILING([.D99]*[Sheet2.$B$2]; 50 )-5; CEILING([.D99]*[Sheet2.$B$2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j18</text:p>
          </table:table-cell>
          <table:table-cell table:style-name="ce2" office:value-type="string">
            <text:p>Plain Chop Suey</text:p>
          </table:table-cell>
          <table:table-cell office:value-type="string">
            <text:p><text:span text:style-name="T1">淨雜</text:span><text:span text:style-name="T2">雜碎</text:span></text:p>
          </table:table-cell>
          <table:table-cell office:value-type="float" office:value="1295">
            <text:p>1295</text:p>
          </table:table-cell>
          <table:table-cell table:formula="of:=IF(MOD(CEILING([.D100]*[Sheet2.$B$2];50);100)=0; CEILING([.D100]*[Sheet2.$B$2]; 50 )-5; CEILING([.D100]*[Sheet2.$B$2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j19</text:p>
          </table:table-cell>
          <table:table-cell table:style-name="ce2" office:value-type="string">
            <text:p>Prawn Chop Suey</text:p>
          </table:table-cell>
          <table:table-cell office:value-type="string">
            <text:p><text:span text:style-name="T1">蝦仁</text:span><text:span text:style-name="T2">雜碎</text:span></text:p>
          </table:table-cell>
          <table:table-cell office:value-type="float" office:value="1595">
            <text:p>1595</text:p>
          </table:table-cell>
          <table:table-cell table:formula="of:=IF(MOD(CEILING([.D101]*[Sheet2.$B$2];50);100)=0; CEILING([.D101]*[Sheet2.$B$2]; 50 )-5; CEILING([.D101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j20</text:p>
          </table:table-cell>
          <table:table-cell table:style-name="ce2" office:value-type="string">
            <text:p>Buddha's Delight</text:p>
          </table:table-cell>
          <table:table-cell office:value-type="string">
            <text:p>羅漢齋</text:p>
          </table:table-cell>
          <table:table-cell office:value-type="float" office:value="1795">
            <text:p>1795</text:p>
          </table:table-cell>
          <table:table-cell table:formula="of:=IF(MOD(CEILING([.D102]*[Sheet2.$B$2];50);100)=0; CEILING([.D102]*[Sheet2.$B$2]; 50 )-5; CEILING([.D102]*[Sheet2.$B$2];50))" office:value-type="float" office:value="1995">
            <text:p>1995</text:p>
          </table:table-cell>
          <table:table-cell table:number-columns-repeated="1019"/>
        </table:table-row>
        <table:table-row table:style-name="ro2">
          <table:table-cell office:value-type="string">
            <text:p>j21</text:p>
          </table:table-cell>
          <table:table-cell table:style-name="ce2" office:value-type="string">
            <text:p>Garlic Salt and Chili Pepper Deep Fried Cauliflower (Hot)</text:p>
          </table:table-cell>
          <table:table-cell office:value-type="string">
            <text:p>椒鹽花菜</text:p>
          </table:table-cell>
          <table:table-cell/>
          <table:table-cell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22</text:p>
          </table:table-cell>
          <table:table-cell table:style-name="ce2" office:value-type="string">
            <text:p>Sweet and Sour Cauliflower with Pineapple</text:p>
          </table:table-cell>
          <table:table-cell office:value-type="string">
            <text:p>甜酸花菜</text:p>
          </table:table-cell>
          <table:table-cell/>
          <table:table-cell office:value-type="float" office:value="1495">
            <text:p>1495</text:p>
          </table:table-cell>
          <table:table-cell table:number-columns-repeated="1019"/>
        </table:table-row>
        <table:table-row table:style-name="ro2">
          <table:table-cell office:value-type="string">
            <text:p>j23</text:p>
          </table:table-cell>
          <table:table-cell table:style-name="ce2" office:value-type="string">
            <text:p>Green Beans with Spicy Minced Meat Sauce</text:p>
          </table:table-cell>
          <table:table-cell office:value-type="string">
            <text:p>炸醬豆仔(辣)</text:p>
          </table:table-cell>
          <table:table-cell/>
          <table:table-cell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k00</text:p>
          </table:table-cell>
          <table:table-cell table:style-name="ce4" office:value-type="string">
            <text:p>CHOW MEIN 。 FRIED RICE</text:p>
          </table:table-cell>
          <table:table-cell table:style-name="ce4" office:value-type="string">
            <text:p>飯。麵</text:p>
          </table:table-cell>
          <table:table-cell table:number-columns-repeated="1021"/>
        </table:table-row>
        <table:table-row table:style-name="ro2">
          <table:table-cell office:value-type="string">
            <text:p>k01</text:p>
          </table:table-cell>
          <table:table-cell table:style-name="ce6" office:value-type="string">
            <text:p>Chicken Fried Rice</text:p>
          </table:table-cell>
          <table:table-cell table:style-name="ce4" office:value-type="string">
            <text:p><text:span text:style-name="T1">雞肉</text:span><text:span text:style-name="T2">炒飯</text:span></text:p>
          </table:table-cell>
          <table:table-cell office:value-type="float" office:value="1295">
            <text:p>1295</text:p>
          </table:table-cell>
          <table:table-cell table:formula="of:=IF(MOD(CEILING([.D107]*[Sheet2.$B$3];50);100)=0; CEILING([.D107]*[Sheet2.$B$3]; 50 )-50; CEILING([.D107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02</text:p>
          </table:table-cell>
          <table:table-cell table:style-name="ce6" office:value-type="string">
            <text:p>Prawns Fried Rice</text:p>
          </table:table-cell>
          <table:table-cell table:style-name="ce4" office:value-type="string">
            <text:p><text:span text:style-name="T1">蝦仁</text:span><text:span text:style-name="T2">炒飯</text:span></text:p>
          </table:table-cell>
          <table:table-cell office:value-type="float" office:value="1395">
            <text:p>1395</text:p>
          </table:table-cell>
          <table:table-cell table:formula="of:=IF(MOD(CEILING([.D108]*[Sheet2.$B$3];50);100)=0; CEILING([.D108]*[Sheet2.$B$3]; 50 )-50; CEILING([.D108]*[Sheet2.$B$3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k03</text:p>
          </table:table-cell>
          <table:table-cell table:style-name="ce6" office:value-type="string">
            <text:p>Vegetable Fried Rice</text:p>
          </table:table-cell>
          <table:table-cell table:style-name="ce4" office:value-type="string">
            <text:p><text:span text:style-name="T1">時菜</text:span><text:span text:style-name="T2">炒飯</text:span></text:p>
          </table:table-cell>
          <table:table-cell office:value-type="float" office:value="1295">
            <text:p>1295</text:p>
          </table:table-cell>
          <table:table-cell table:formula="of:=IF(MOD(CEILING([.D109]*[Sheet2.$B$3];50);100)=0; CEILING([.D109]*[Sheet2.$B$3]; 50 )-50; CEILING([.D109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04</text:p>
          </table:table-cell>
          <table:table-cell table:style-name="ce6" office:value-type="string">
            <text:p>Beef Fried Rice</text:p>
          </table:table-cell>
          <table:table-cell table:style-name="ce4" office:value-type="string">
            <text:p><text:span text:style-name="T1">牛肉</text:span><text:span text:style-name="T2">炒飯</text:span></text:p>
          </table:table-cell>
          <table:table-cell office:value-type="float" office:value="1495">
            <text:p>1495</text:p>
          </table:table-cell>
          <table:table-cell table:formula="of:=IF(MOD(CEILING([.D110]*[Sheet2.$B$3];50);100)=0; CEILING([.D110]*[Sheet2.$B$3]; 50 )-50; CEILING([.D110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5</text:p>
          </table:table-cell>
          <table:table-cell table:style-name="ce6" office:value-type="string">
            <text:p>House Young Chow Fried Rice</text:p>
          </table:table-cell>
          <table:table-cell table:style-name="ce4" office:value-type="string">
            <text:p><text:span text:style-name="T1">招牌揚州</text:span><text:span text:style-name="T2">炒飯</text:span></text:p>
          </table:table-cell>
          <table:table-cell office:value-type="float" office:value="1495">
            <text:p>1495</text:p>
          </table:table-cell>
          <table:table-cell table:formula="of:=IF(MOD(CEILING([.D111]*[Sheet2.$B$3];50);100)=0; CEILING([.D111]*[Sheet2.$B$3]; 50 )-50; CEILING([.D111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6</text:p>
          </table:table-cell>
          <table:table-cell table:style-name="ce2" office:value-type="string">
            <text:p>Chicken Chow Mein</text:p>
          </table:table-cell>
          <table:table-cell office:value-type="string">
            <text:p>雞絲炒麵</text:p>
          </table:table-cell>
          <table:table-cell office:value-type="float" office:value="1295">
            <text:p>1295</text:p>
          </table:table-cell>
          <table:table-cell table:formula="of:=IF(MOD(CEILING([.D112]*[Sheet2.$B$3];50);100)=0; CEILING([.D112]*[Sheet2.$B$3]; 50 )-50; CEILING([.D112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07</text:p>
          </table:table-cell>
          <table:table-cell table:style-name="ce2" office:value-type="string">
            <text:p>Beef Chow Mein</text:p>
          </table:table-cell>
          <table:table-cell office:value-type="string">
            <text:p><text:span text:style-name="T1">牛肉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3]*[Sheet2.$B$3];50);100)=0; CEILING([.D113]*[Sheet2.$B$3]; 50 )-50; CEILING([.D113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8</text:p>
          </table:table-cell>
          <table:table-cell table:style-name="ce2" office:value-type="string">
            <text:p>Seafood Chow Mein</text:p>
          </table:table-cell>
          <table:table-cell office:value-type="string">
            <text:p><text:span text:style-name="T1">海鮮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4]*[Sheet2.$B$3];50);100)=0; CEILING([.D114]*[Sheet2.$B$3]; 50 )-50; CEILING([.D114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09</text:p>
          </table:table-cell>
          <table:table-cell table:style-name="ce2" office:value-type="string">
            <text:p>This and That Chow Mein</text:p>
          </table:table-cell>
          <table:table-cell office:value-type="string">
            <text:p><text:span text:style-name="T1">招牌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5]*[Sheet2.$B$3];50);100)=0; CEILING([.D115]*[Sheet2.$B$3]; 50 )-50; CEILING([.D115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0</text:p>
          </table:table-cell>
          <table:table-cell table:style-name="ce2" office:value-type="string">
            <text:p>Vegetable Chow Mein</text:p>
          </table:table-cell>
          <table:table-cell office:value-type="string">
            <text:p><text:span text:style-name="T1">時菜</text:span><text:span text:style-name="T2">炒麵</text:span></text:p>
          </table:table-cell>
          <table:table-cell office:value-type="float" office:value="1295">
            <text:p>1295</text:p>
          </table:table-cell>
          <table:table-cell table:formula="of:=IF(MOD(CEILING([.D116]*[Sheet2.$B$3];50);100)=0; CEILING([.D116]*[Sheet2.$B$3]; 50 )-50; CEILING([.D116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11</text:p>
          </table:table-cell>
          <table:table-cell table:style-name="ce2" office:value-type="string">
            <text:p>Prawns Chow Mein</text:p>
          </table:table-cell>
          <table:table-cell office:value-type="string">
            <text:p><text:span text:style-name="T1">蝦仁</text:span><text:span text:style-name="T2">炒麵</text:span></text:p>
          </table:table-cell>
          <table:table-cell office:value-type="float" office:value="1495">
            <text:p>1495</text:p>
          </table:table-cell>
          <table:table-cell table:formula="of:=IF(MOD(CEILING([.D117]*[Sheet2.$B$3];50);100)=0; CEILING([.D117]*[Sheet2.$B$3]; 50 )-50; CEILING([.D117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2</text:p>
          </table:table-cell>
          <table:table-cell table:style-name="ce2" office:value-type="string">
            <text:p>Singapore Style Chow Fun (Rice Vermicelli) with Curry</text:p>
          </table:table-cell>
          <table:table-cell office:value-type="string">
            <text:p>星洲炒米粉</text:p>
          </table:table-cell>
          <table:table-cell office:value-type="float" office:value="1395">
            <text:p>1395</text:p>
          </table:table-cell>
          <table:table-cell table:formula="of:=IF(MOD(CEILING([.D118]*[Sheet2.$B$3];50);100)=0; CEILING([.D118]*[Sheet2.$B$3]; 50 )-50; CEILING([.D118]*[Sheet2.$B$3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k13</text:p>
          </table:table-cell>
          <table:table-cell table:style-name="ce2" office:value-type="string">
            <text:p>House Chow Fun (Rice Vermicelli)</text:p>
          </table:table-cell>
          <table:table-cell office:value-type="string">
            <text:p>招牌炒米粉</text:p>
          </table:table-cell>
          <table:table-cell office:value-type="float" office:value="1495">
            <text:p>1495</text:p>
          </table:table-cell>
          <table:table-cell table:formula="of:=IF(MOD(CEILING([.D119]*[Sheet2.$B$3];50);100)=0; CEILING([.D119]*[Sheet2.$B$3]; 50 )-50; CEILING([.D119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4</text:p>
          </table:table-cell>
          <table:table-cell table:style-name="ce2" office:value-type="string">
            <text:p>Beef and Tomato Fried Rice</text:p>
          </table:table-cell>
          <table:table-cell office:value-type="string">
            <text:p>蕃茄牛肉炒飯</text:p>
          </table:table-cell>
          <table:table-cell office:value-type="float" office:value="1495">
            <text:p>1495</text:p>
          </table:table-cell>
          <table:table-cell table:formula="of:=IF(MOD(CEILING([.D120]*[Sheet2.$B$3];50);100)=0; CEILING([.D120]*[Sheet2.$B$3]; 50 )-50; CEILING([.D120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5</text:p>
          </table:table-cell>
          <table:table-cell table:style-name="ce2" office:value-type="string">
            <text:p>Beef N Tomato Chow Mein</text:p>
          </table:table-cell>
          <table:table-cell office:value-type="string">
            <text:p>蕃茄牛肉炒麵</text:p>
          </table:table-cell>
          <table:table-cell office:value-type="float" office:value="1495">
            <text:p>1495</text:p>
          </table:table-cell>
          <table:table-cell table:formula="of:=IF(MOD(CEILING([.D121]*[Sheet2.$B$3];50);100)=0; CEILING([.D121]*[Sheet2.$B$3]; 50 )-50; CEILING([.D121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16</text:p>
          </table:table-cell>
          <table:table-cell table:style-name="ce2" office:value-type="string">
            <text:p>Shanghai Style Noodles with Pork</text:p>
          </table:table-cell>
          <table:table-cell office:value-type="string">
            <text:p>上海炒麵</text:p>
          </table:table-cell>
          <table:table-cell office:value-type="float" office:value="1395">
            <text:p>1395</text:p>
          </table:table-cell>
          <table:table-cell table:formula="of:=IF(MOD(CEILING([.D122]*[Sheet2.$B$3];50);100)=0; CEILING([.D122]*[Sheet2.$B$3]; 50 )-50; CEILING([.D122]*[Sheet2.$B$3];50))" office:value-type="float" office:value="1450">
            <text:p>1450</text:p>
          </table:table-cell>
          <table:table-cell table:number-columns-repeated="1019"/>
        </table:table-row>
        <table:table-row table:style-name="ro2">
          <table:table-cell office:value-type="string">
            <text:p>k17</text:p>
          </table:table-cell>
          <table:table-cell table:style-name="ce2" office:value-type="string">
            <text:p>BBQ Pork Fried Rice</text:p>
          </table:table-cell>
          <table:table-cell office:value-type="string">
            <text:p><text:span text:style-name="T1">叉燒</text:span><text:span text:style-name="T2">炒飯</text:span></text:p>
          </table:table-cell>
          <table:table-cell office:value-type="float" office:value="1295">
            <text:p>1295</text:p>
          </table:table-cell>
          <table:table-cell table:formula="of:=IF(MOD(CEILING([.D123]*[Sheet2.$B$3];50);100)=0; CEILING([.D123]*[Sheet2.$B$3]; 50 )-50; CEILING([.D123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18</text:p>
          </table:table-cell>
          <table:table-cell table:style-name="ce2" office:value-type="string">
            <text:p>BBQ Pork Chow Mein</text:p>
          </table:table-cell>
          <table:table-cell office:value-type="string">
            <text:p>叉燒炒麵</text:p>
          </table:table-cell>
          <table:table-cell office:value-type="float" office:value="1295">
            <text:p>1295</text:p>
          </table:table-cell>
          <table:table-cell table:formula="of:=IF(MOD(CEILING([.D124]*[Sheet2.$B$3];50);100)=0; CEILING([.D124]*[Sheet2.$B$3]; 50 )-50; CEILING([.D124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19</text:p>
          </table:table-cell>
          <table:table-cell table:style-name="ce2" office:value-type="string">
            <text:p>Noodles With Spicy Minced Meat Sauce</text:p>
          </table:table-cell>
          <table:table-cell office:value-type="string">
            <text:p>炸醬麵</text:p>
          </table:table-cell>
          <table:table-cell office:value-type="float" office:value="1295">
            <text:p>1295</text:p>
          </table:table-cell>
          <table:table-cell table:formula="of:=IF(MOD(CEILING([.D125]*[Sheet2.$B$3];50);100)=0; CEILING([.D125]*[Sheet2.$B$3]; 50 )-50; CEILING([.D125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20</text:p>
          </table:table-cell>
          <table:table-cell table:style-name="ce2" office:value-type="string">
            <text:p>Chicken Lo Mein</text:p>
          </table:table-cell>
          <table:table-cell office:value-type="string">
            <text:p><text:span text:style-name="T1">雞肉</text:span><text:span text:style-name="T2">撈麵</text:span></text:p>
          </table:table-cell>
          <table:table-cell office:value-type="float" office:value="1295">
            <text:p>1295</text:p>
          </table:table-cell>
          <table:table-cell table:formula="of:=IF(MOD(CEILING([.D126]*[Sheet2.$B$3];50);100)=0; CEILING([.D126]*[Sheet2.$B$3]; 50 )-50; CEILING([.D126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21</text:p>
          </table:table-cell>
          <table:table-cell table:style-name="ce2" office:value-type="string">
            <text:p>Beef Lo Mein</text:p>
          </table:table-cell>
          <table:table-cell office:value-type="string">
            <text:p><text:span text:style-name="T1">牛肉</text:span><text:span text:style-name="T2">撈麵</text:span></text:p>
          </table:table-cell>
          <table:table-cell office:value-type="float" office:value="1495">
            <text:p>1495</text:p>
          </table:table-cell>
          <table:table-cell table:formula="of:=IF(MOD(CEILING([.D127]*[Sheet2.$B$3];50);100)=0; CEILING([.D127]*[Sheet2.$B$3]; 50 )-50; CEILING([.D127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2</text:p>
          </table:table-cell>
          <table:table-cell table:style-name="ce2" office:value-type="string">
            <text:p>Seafood Lo Mein</text:p>
          </table:table-cell>
          <table:table-cell office:value-type="string">
            <text:p><text:span text:style-name="T1">海鮮</text:span><text:span text:style-name="T2">撈麵</text:span></text:p>
          </table:table-cell>
          <table:table-cell office:value-type="float" office:value="1495">
            <text:p>1495</text:p>
          </table:table-cell>
          <table:table-cell table:formula="of:=IF(MOD(CEILING([.D128]*[Sheet2.$B$3];50);100)=0; CEILING([.D128]*[Sheet2.$B$3]; 50 )-50; CEILING([.D128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3</text:p>
          </table:table-cell>
          <table:table-cell table:style-name="ce2" office:value-type="string">
            <text:p>House Lo Mein</text:p>
          </table:table-cell>
          <table:table-cell office:value-type="string">
            <text:p><text:span text:style-name="T1">招牌</text:span><text:span text:style-name="T2">撈麵</text:span></text:p>
          </table:table-cell>
          <table:table-cell office:value-type="float" office:value="1495">
            <text:p>1495</text:p>
          </table:table-cell>
          <table:table-cell table:formula="of:=IF(MOD(CEILING([.D129]*[Sheet2.$B$3];50);100)=0; CEILING([.D129]*[Sheet2.$B$3]; 50 )-50; CEILING([.D129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4</text:p>
          </table:table-cell>
          <table:table-cell table:style-name="ce2" office:value-type="string">
            <text:p>Prawns Lo Mein</text:p>
          </table:table-cell>
          <table:table-cell office:value-type="string">
            <text:p>蝦球撈麵</text:p>
          </table:table-cell>
          <table:table-cell office:value-type="float" office:value="1495">
            <text:p>1495</text:p>
          </table:table-cell>
          <table:table-cell table:formula="of:=IF(MOD(CEILING([.D130]*[Sheet2.$B$3];50);100)=0; CEILING([.D130]*[Sheet2.$B$3]; 50 )-50; CEILING([.D130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25</text:p>
          </table:table-cell>
          <table:table-cell table:style-name="ce2" office:value-type="string">
            <text:p>BBQ Pork Lo Mein</text:p>
          </table:table-cell>
          <table:table-cell office:value-type="string">
            <text:p><text:span text:style-name="T1">叉燒</text:span><text:span text:style-name="T2">撈麵</text:span></text:p>
          </table:table-cell>
          <table:table-cell office:value-type="float" office:value="1295">
            <text:p>1295</text:p>
          </table:table-cell>
          <table:table-cell table:formula="of:=IF(MOD(CEILING([.D131]*[Sheet2.$B$3];50);100)=0; CEILING([.D131]*[Sheet2.$B$3]; 50 )-50; CEILING([.D131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26</text:p>
          </table:table-cell>
          <table:table-cell table:style-name="ce2" office:value-type="string">
            <text:p>Plain Chow Mein</text:p>
          </table:table-cell>
          <table:table-cell office:value-type="string">
            <text:p><text:span text:style-name="T1">淨</text:span><text:span text:style-name="T2">炒麵</text:span></text:p>
          </table:table-cell>
          <table:table-cell office:value-type="float" office:value="1195">
            <text:p>1195</text:p>
          </table:table-cell>
          <table:table-cell table:formula="of:=IF(MOD(CEILING([.D132]*[Sheet2.$B$3];50);100)=0; CEILING([.D132]*[Sheet2.$B$3]; 50 )-50; CEILING([.D132]*[Sheet2.$B$3];50))" office:value-type="float" office:value="1250">
            <text:p>1250</text:p>
          </table:table-cell>
          <table:table-cell table:number-columns-repeated="1019"/>
        </table:table-row>
        <table:table-row table:style-name="ro2">
          <table:table-cell office:value-type="string">
            <text:p>k27</text:p>
          </table:table-cell>
          <table:table-cell table:style-name="ce2" office:value-type="string">
            <text:p>Steam Rice</text:p>
          </table:table-cell>
          <table:table-cell office:value-type="string">
            <text:p>白飯</text:p>
          </table:table-cell>
          <table:table-cell office:value-type="float" office:value="295">
            <text:p>295</text:p>
          </table:table-cell>
          <table:table-cell office:value-type="float" office:value="325">
            <text:p>325</text:p>
          </table:table-cell>
          <table:table-cell table:number-columns-repeated="1019"/>
        </table:table-row>
        <table:table-row table:style-name="ro2">
          <table:table-cell office:value-type="string">
            <text:p>k29</text:p>
          </table:table-cell>
          <table:table-cell table:style-name="ce2" office:value-type="string">
            <text:p>Plain Egg Fried Rice</text:p>
          </table:table-cell>
          <table:table-cell office:value-type="string">
            <text:p>淨蛋炒飯</text:p>
          </table:table-cell>
          <table:table-cell office:value-type="float" office:value="1195">
            <text:p>1195</text:p>
          </table:table-cell>
          <table:table-cell table:formula="of:=IF(MOD(CEILING([.D134]*[Sheet2.$B$3];50);100)=0; CEILING([.D134]*[Sheet2.$B$3]; 50 )-50; CEILING([.D134]*[Sheet2.$B$3];50))" office:value-type="float" office:value="1250">
            <text:p>1250</text:p>
          </table:table-cell>
          <table:table-cell table:number-columns-repeated="1019"/>
        </table:table-row>
        <table:table-row table:style-name="ro2">
          <table:table-cell office:value-type="string">
            <text:p>k30</text:p>
          </table:table-cell>
          <table:table-cell table:style-name="ce2" office:value-type="string">
            <text:p>Three kinds of Mushrooms Chow Mein</text:p>
          </table:table-cell>
          <table:table-cell office:value-type="string">
            <text:p><text:span text:style-name="T1">三菇</text:span><text:span text:style-name="T2">炒麵</text:span></text:p>
          </table:table-cell>
          <table:table-cell office:value-type="float" office:value="1295">
            <text:p>1295</text:p>
          </table:table-cell>
          <table:table-cell table:formula="of:=IF(MOD(CEILING([.D135]*[Sheet2.$B$3];50);100)=0; CEILING([.D135]*[Sheet2.$B$3]; 50 )-50; CEILING([.D135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31</text:p>
          </table:table-cell>
          <table:table-cell table:style-name="ce2" office:value-type="string">
            <text:p>Button Style Mushroom Chow Mein</text:p>
          </table:table-cell>
          <table:table-cell office:value-type="string">
            <text:p><text:span text:style-name="T1">蘑菇</text:span><text:span text:style-name="T2">炒麵</text:span></text:p>
          </table:table-cell>
          <table:table-cell office:value-type="float" office:value="1295">
            <text:p>1295</text:p>
          </table:table-cell>
          <table:table-cell table:formula="of:=IF(MOD(CEILING([.D136]*[Sheet2.$B$3];50);100)=0; CEILING([.D136]*[Sheet2.$B$3]; 50 )-50; CEILING([.D136]*[Sheet2.$B$3];50))" office:value-type="float" office:value="1350">
            <text:p>1350</text:p>
          </table:table-cell>
          <table:table-cell table:number-columns-repeated="1019"/>
        </table:table-row>
        <table:table-row table:style-name="ro2">
          <table:table-cell office:value-type="string">
            <text:p>k32</text:p>
          </table:table-cell>
          <table:table-cell table:style-name="ce2" office:value-type="string">
            <text:p>Beef Chow Fun (Thick Rice Noodle)</text:p>
          </table:table-cell>
          <table:table-cell office:value-type="string">
            <text:p>干炒牛河</text:p>
          </table:table-cell>
          <table:table-cell office:value-type="float" office:value="1495">
            <text:p>1495</text:p>
          </table:table-cell>
          <table:table-cell table:formula="of:=IF(MOD(CEILING([.D137]*[Sheet2.$B$3];50);100)=0; CEILING([.D137]*[Sheet2.$B$3]; 50 )-50; CEILING([.D137]*[Sheet2.$B$3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k33</text:p>
          </table:table-cell>
          <table:table-cell table:style-name="ce2" office:value-type="string">
            <text:p>Half &amp; Half Fried Rice</text:p>
          </table:table-cell>
          <table:table-cell office:value-type="string">
            <text:p>鴛鴦炒飯</text:p>
          </table:table-cell>
          <table:table-cell office:value-type="float" office:value="1695">
            <text:p>1695</text:p>
          </table:table-cell>
          <table:table-cell table:formula="of:=IF(MOD(CEILING([.D138]*[Sheet2.$B$3];50);100)=0; CEILING([.D138]*[Sheet2.$B$3]; 50 )-50; CEILING([.D138]*[Sheet2.$B$3];50))" office:value-type="float" office:value="1750">
            <text:p>1750</text:p>
          </table:table-cell>
          <table:table-cell table:number-columns-repeated="1019"/>
        </table:table-row>
        <table:table-row table:style-name="ro2">
          <table:table-cell office:value-type="string">
            <text:p>l01</text:p>
          </table:table-cell>
          <table:table-cell table:style-name="ce2" office:value-type="string">
            <text:p>Breaded Deep Fried Banana</text:p>
          </table:table-cell>
          <table:table-cell office:value-type="string">
            <text:p>炸香蕉</text:p>
          </table:table-cell>
          <table:table-cell office:value-type="float" office:value="995">
            <text:p>995</text:p>
          </table:table-cell>
          <table:table-cell table:formula="of:=IF(MOD(CEILING([.D139]*[Sheet2.$B$2];50);100)=0; CEILING([.D139]*[Sheet2.$B$2]; 50 )-5; CEILING([.D139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l02</text:p>
          </table:table-cell>
          <table:table-cell table:style-name="ce2" office:value-type="string">
            <text:p>Breaded Deep Fried Lychee in Sweet and Sour sauce</text:p>
          </table:table-cell>
          <table:table-cell office:value-type="string">
            <text:p>酥炸甜酸荔枝</text:p>
          </table:table-cell>
          <table:table-cell office:value-type="float" office:value="995">
            <text:p>995</text:p>
          </table:table-cell>
          <table:table-cell table:formula="of:=IF(MOD(CEILING([.D140]*[Sheet2.$B$2];50);100)=0; CEILING([.D140]*[Sheet2.$B$2]; 50 )-5; CEILING([.D140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m00</text:p>
          </table:table-cell>
          <table:table-cell table:style-name="ce4" office:value-type="string">
            <text:p>NEW DISHES FROM DRUNKEN MONKEY</text:p>
          </table:table-cell>
          <table:table-cell table:style-name="ce4" office:value-type="string">
            <text:p>醉悟空新菜推薦</text:p>
          </table:table-cell>
          <table:table-cell table:number-columns-repeated="1021"/>
        </table:table-row>
        <table:table-row table:style-name="ro2">
          <table:table-cell office:value-type="string">
            <text:p>m01</text:p>
          </table:table-cell>
          <table:table-cell table:style-name="ce2" office:value-type="string">
            <text:p>3 Cups Tofu</text:p>
          </table:table-cell>
          <table:table-cell office:value-type="string">
            <text:p>三杯豆腐</text:p>
          </table:table-cell>
          <table:table-cell office:value-type="float" office:value="1050">
            <text:p>1050</text:p>
          </table:table-cell>
          <table:table-cell office:value-type="float" office:value="1150">
            <text:p>1150</text:p>
          </table:table-cell>
          <table:table-cell table:number-columns-repeated="1019"/>
        </table:table-row>
        <table:table-row table:style-name="ro2">
          <table:table-cell office:value-type="string">
            <text:p>m03</text:p>
          </table:table-cell>
          <table:table-cell table:style-name="ce2" office:value-type="string">
            <text:p>3 Cups Chicken</text:p>
          </table:table-cell>
          <table:table-cell office:value-type="string">
            <text:p>三杯雞丁</text:p>
          </table:table-cell>
          <table:table-cell office:value-type="float" office:value="1450">
            <text:p>1450</text:p>
          </table:table-cell>
          <table:table-cell table:formula="of:=IF(MOD(CEILING([.D143]*[Sheet2.$B$2];50);100)=0; CEILING([.D143]*[Sheet2.$B$2]; 50 )-5; CEILING([.D143]*[Sheet2.$B$2];50))" office:value-type="float" office:value="1595">
            <text:p>1595</text:p>
          </table:table-cell>
          <table:table-cell table:number-columns-repeated="1019"/>
        </table:table-row>
        <table:table-row table:style-name="ro2">
          <table:table-cell office:value-type="string">
            <text:p>m11</text:p>
          </table:table-cell>
          <table:table-cell table:style-name="ce2" office:value-type="string">
            <text:p>Scramble Eggs With Prawns</text:p>
          </table:table-cell>
          <table:table-cell office:value-type="string">
            <text:p>滑蛋蝦仁</text:p>
          </table:table-cell>
          <table:table-cell office:value-type="float" office:value="1695">
            <text:p>1695</text:p>
          </table:table-cell>
          <table:table-cell office:value-type="float" office:value="1850">
            <text:p>1850</text:p>
          </table:table-cell>
          <table:table-cell table:number-columns-repeated="1019"/>
        </table:table-row>
        <table:table-row table:style-name="ro2">
          <table:table-cell office:value-type="string">
            <text:p>m12</text:p>
          </table:table-cell>
          <table:table-cell table:style-name="ce2" office:value-type="string">
            <text:p>Taiwan Style Deep Fried Prawns with Pineapples</text:p>
          </table:table-cell>
          <table:table-cell office:value-type="string">
            <text:p>鳳梨蝦球</text:p>
          </table:table-cell>
          <table:table-cell office:value-type="float" office:value="1395">
            <text:p>1395</text:p>
          </table:table-cell>
          <table:table-cell table:formula="of:=IF(MOD(CEILING([.D145]*[Sheet2.$B$2];50);100)=0; CEILING([.D145]*[Sheet2.$B$2]; 50 )-5; CEILING([.D145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14</text:p>
          </table:table-cell>
          <table:table-cell table:style-name="ce2" office:value-type="string">
            <text:p>Wrinkly Old Man Tofu</text:p>
          </table:table-cell>
          <table:table-cell office:value-type="string">
            <text:p>老皮嫩肉</text:p>
          </table:table-cell>
          <table:table-cell office:value-type="float" office:value="995">
            <text:p>995</text:p>
          </table:table-cell>
          <table:table-cell table:formula="of:=IF(MOD(CEILING([.D146]*[Sheet2.$B$2];50);100)=0; CEILING([.D146]*[Sheet2.$B$2]; 50 )-5; CEILING([.D146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m15</text:p>
          </table:table-cell>
          <table:table-cell table:style-name="ce2" office:value-type="string">
            <text:p>TW Beautiful Veggie with Beef</text:p>
          </table:table-cell>
          <table:table-cell office:value-type="string">
            <text:p>牛肉高麗菜</text:p>
          </table:table-cell>
          <table:table-cell office:value-type="float" office:value="1595">
            <text:p>1595</text:p>
          </table:table-cell>
          <table:table-cell table:formula="of:=IF(MOD(CEILING([.D147]*[Sheet2.$B$2];50);100)=0; CEILING([.D147]*[Sheet2.$B$2]; 50 )-5; CEILING([.D147]*[Sheet2.$B$2];50))" office:value-type="float" office:value="1795">
            <text:p>1795</text:p>
          </table:table-cell>
          <table:table-cell table:number-columns-repeated="1019"/>
        </table:table-row>
        <table:table-row table:style-name="ro2">
          <table:table-cell office:value-type="string">
            <text:p>m17</text:p>
          </table:table-cell>
          <table:table-cell table:style-name="ce2" office:value-type="string">
            <text:p>Kung Pao TW Beautiful Veggie</text:p>
          </table:table-cell>
          <table:table-cell office:value-type="string">
            <text:p>宮保高麗菜</text:p>
          </table:table-cell>
          <table:table-cell office:value-type="float" office:value="1495">
            <text:p>1495</text:p>
          </table:table-cell>
          <table:table-cell table:formula="of:=IF(MOD(CEILING([.D148]*[Sheet2.$B$2];50);100)=0; CEILING([.D148]*[Sheet2.$B$2]; 50 )-5; CEILING([.D148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m18</text:p>
          </table:table-cell>
          <table:table-cell table:style-name="ce2" office:value-type="string">
            <text:p>Garlic Fried TW Beautiful Veggie</text:p>
          </table:table-cell>
          <table:table-cell office:value-type="string">
            <text:p>蒜炒高麗菜</text:p>
          </table:table-cell>
          <table:table-cell office:value-type="float" office:value="1395">
            <text:p>1395</text:p>
          </table:table-cell>
          <table:table-cell table:formula="of:=IF(MOD(CEILING([.D149]*[Sheet2.$B$2];50);100)=0; CEILING([.D149]*[Sheet2.$B$2]; 50 )-5; CEILING([.D149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20</text:p>
          </table:table-cell>
          <table:table-cell table:style-name="ce2" office:value-type="string">
            <text:p>Kung Pao Eggplants</text:p>
          </table:table-cell>
          <table:table-cell office:value-type="string">
            <text:p>宮保茄子</text:p>
          </table:table-cell>
          <table:table-cell office:value-type="float" office:value="1395">
            <text:p>1395</text:p>
          </table:table-cell>
          <table:table-cell table:formula="of:=IF(MOD(CEILING([.D150]*[Sheet2.$B$2];50);100)=0; CEILING([.D150]*[Sheet2.$B$2]; 50 )-5; CEILING([.D150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21</text:p>
          </table:table-cell>
          <table:table-cell table:style-name="ce2" office:value-type="string">
            <text:p>Braised Eggplants</text:p>
          </table:table-cell>
          <table:table-cell office:value-type="string">
            <text:p>紅燒茄子</text:p>
          </table:table-cell>
          <table:table-cell office:value-type="float" office:value="1395">
            <text:p>1395</text:p>
          </table:table-cell>
          <table:table-cell table:formula="of:=IF(MOD(CEILING([.D151]*[Sheet2.$B$2];50);100)=0; CEILING([.D151]*[Sheet2.$B$2]; 50 )-5; CEILING([.D151]*[Sheet2.$B$2];50))" office:value-type="float" office:value="1550">
            <text:p>1550</text:p>
          </table:table-cell>
          <table:table-cell table:number-columns-repeated="1019"/>
        </table:table-row>
        <table:table-row table:style-name="ro2">
          <table:table-cell office:value-type="string">
            <text:p>m23</text:p>
          </table:table-cell>
          <table:table-cell table:style-name="ce2" office:value-type="string">
            <text:p>Green Beans 'n Eggs with Minced Pork</text:p>
          </table:table-cell>
          <table:table-cell office:value-type="string">
            <text:p>四季豆炒蛋</text:p>
          </table:table-cell>
          <table:table-cell office:value-type="float" office:value="1495">
            <text:p>1495</text:p>
          </table:table-cell>
          <table:table-cell table:formula="of:=IF(MOD(CEILING([.D152]*[Sheet2.$B$2];50);100)=0; CEILING([.D152]*[Sheet2.$B$2]; 50 )-5; CEILING([.D152]*[Sheet2.$B$2];50))" office:value-type="float" office:value="1650">
            <text:p>1650</text:p>
          </table:table-cell>
          <table:table-cell table:number-columns-repeated="1019"/>
        </table:table-row>
        <table:table-row table:style-name="ro2">
          <table:table-cell office:value-type="string">
            <text:p>p01</text:p>
          </table:table-cell>
          <table:table-cell table:style-name="ce2" office:value-type="string">
            <text:p>Steamed Glutinous Rice with Chicken</text:p>
          </table:table-cell>
          <table:table-cell office:value-type="string">
            <text:p>糯米雞</text:p>
          </table:table-cell>
          <table:table-cell table:number-columns-repeated="1021"/>
        </table:table-row>
        <table:table-row table:style-name="ro2">
          <table:table-cell office:value-type="string">
            <text:p>p02</text:p>
          </table:table-cell>
          <table:table-cell table:style-name="ce2" office:value-type="string">
            <text:p>Steamed Glutinous Rice with Duck</text:p>
          </table:table-cell>
          <table:table-cell office:value-type="string">
            <text:p>糯米鴨</text:p>
          </table:table-cell>
          <table:table-cell table:number-columns-repeated="1021"/>
        </table:table-row>
        <table:table-row table:style-name="ro2">
          <table:table-cell office:value-type="string">
            <text:p>u10</text:p>
          </table:table-cell>
          <table:table-cell table:style-name="ce2" office:value-type="string">
            <text:p>Bubble Passionfruit Tea</text:p>
          </table:table-cell>
          <table:table-cell table:number-columns-repeated="1022"/>
        </table:table-row>
        <table:table-row table:style-name="ro2">
          <table:table-cell office:value-type="string">
            <text:p>w00</text:p>
          </table:table-cell>
          <table:table-cell table:style-name="ce2" office:value-type="string">
            <text:p>FROZEN FOODS</text:p>
          </table:table-cell>
          <table:table-cell office:value-type="string">
            <text:p>冷凍</text:p>
          </table:table-cell>
          <table:table-cell table:number-columns-repeated="1021"/>
        </table:table-row>
        <table:table-row table:style-name="ro2">
          <table:table-cell office:value-type="string">
            <text:p>w01</text:p>
          </table:table-cell>
          <table:table-cell table:style-name="ce2" office:value-type="string">
            <text:p>Frozen Hot and Sour Soup</text:p>
          </table:table-cell>
          <table:table-cell office:value-type="string">
            <text:p>酸辣湯 (冷凍)</text:p>
          </table:table-cell>
          <table:table-cell office:value-type="float" office:value="895">
            <text:p>895</text:p>
          </table:table-cell>
          <table:table-cell table:formula="of:=IF(MOD(CEILING([.D157]*[Sheet2.$B$2];50);100)=0; CEILING([.D157]*[Sheet2.$B$2]; 50 )-5; CEILING([.D157]*[Sheet2.$B$2];50))" office:value-type="float" office:value="995">
            <text:p>995</text:p>
          </table:table-cell>
          <table:table-cell table:number-columns-repeated="1019"/>
        </table:table-row>
        <table:table-row table:style-name="ro2">
          <table:table-cell office:value-type="string">
            <text:p>w02</text:p>
          </table:table-cell>
          <table:table-cell table:style-name="ce2" office:value-type="string">
            <text:p>Frozen Chicken Chow Mein</text:p>
          </table:table-cell>
          <table:table-cell office:value-type="string">
            <text:p>雞絲炒麵 (冷凍)</text:p>
          </table:table-cell>
          <table:table-cell office:value-type="float" office:value="995">
            <text:p>995</text:p>
          </table:table-cell>
          <table:table-cell table:formula="of:=IF(MOD(CEILING([.D158]*[Sheet2.$B$2];50);100)=0; CEILING([.D158]*[Sheet2.$B$2]; 50 )-5; CEILING([.D158]*[Sheet2.$B$2];50))" office:value-type="float" office:value="1095">
            <text:p>1095</text:p>
          </table:table-cell>
          <table:table-cell table:number-columns-repeated="1019"/>
        </table:table-row>
        <table:table-row table:style-name="ro2">
          <table:table-cell office:value-type="string">
            <text:p>w03</text:p>
          </table:table-cell>
          <table:table-cell table:style-name="ce2" office:value-type="string">
            <text:p>Frozen House Fried Rice</text:p>
          </table:table-cell>
          <table:table-cell office:value-type="string">
            <text:p>揚州炒飯 (冷凍)</text:p>
          </table:table-cell>
          <table:table-cell office:value-type="float" office:value="1095">
            <text:p>1095</text:p>
          </table:table-cell>
          <table:table-cell office:value-type="float" office:value="1195">
            <text:p>1195</text:p>
          </table:table-cell>
          <table:table-cell table:number-columns-repeated="1019"/>
        </table:table-row>
        <table:table-row table:style-name="ro2">
          <table:table-cell office:value-type="string">
            <text:p>w05</text:p>
          </table:table-cell>
          <table:table-cell table:style-name="ce2" office:value-type="string">
            <text:p>Frozen Creamy Curry Chicken</text:p>
          </table:table-cell>
          <table:table-cell office:value-type="string">
            <text:p>咖哩雞肉 (冷凍)</text:p>
          </table:table-cell>
          <table:table-cell table:number-columns-repeated="1021"/>
        </table:table-row>
        <table:table-row table:style-name="ro2">
          <table:table-cell office:value-type="string">
            <text:p>w08</text:p>
          </table:table-cell>
          <table:table-cell table:style-name="ce2" office:value-type="string">
            <text:p>Frozen Sweet and Sour Pork</text:p>
          </table:table-cell>
          <table:table-cell office:value-type="string">
            <text:p>甜酸咕嚕肉 (冷凍)</text:p>
          </table:table-cell>
          <table:table-cell office:value-type="float" office:value="1295">
            <text:p>1295</text:p>
          </table:table-cell>
          <table:table-cell office:value-type="float" office:value="1395">
            <text:p>1395</text:p>
          </table:table-cell>
          <table:table-cell table:number-columns-repeated="1019"/>
        </table:table-row>
        <table:table-row table:style-name="ro2">
          <table:table-cell office:value-type="string">
            <text:p>w11</text:p>
          </table:table-cell>
          <table:table-cell table:style-name="ce2" office:value-type="string">
            <text:p>Frozen Vegetable Fried Rice</text:p>
          </table:table-cell>
          <table:table-cell office:value-type="string">
            <text:p>時菜炒飯 (冷凍)</text:p>
          </table:table-cell>
          <table:table-cell office:value-type="float" office:value="895">
            <text:p>895</text:p>
          </table:table-cell>
          <table:table-cell table:formula="of:=IF(MOD(CEILING([.D162]*[Sheet2.$B$2];50);100)=0; CEILING([.D162]*[Sheet2.$B$2]; 50 )-5; CEILING([.D162]*[Sheet2.$B$2];50))" office:value-type="float" office:value="995">
            <text:p>995</text:p>
          </table:table-cell>
          <table:table-cell table:number-columns-repeated="1019"/>
        </table:table-row>
        <table:table-row table:style-name="ro2">
          <table:table-cell office:value-type="string">
            <text:p>w12</text:p>
          </table:table-cell>
          <table:table-cell table:style-name="ce2" office:value-type="string">
            <text:p>Frozen Vegetable Chow Mein</text:p>
          </table:table-cell>
          <table:table-cell office:value-type="string">
            <text:p><text:s/>時菜炒麵 (冷凍)</text:p>
          </table:table-cell>
          <table:table-cell office:value-type="float" office:value="895">
            <text:p>895</text:p>
          </table:table-cell>
          <table:table-cell table:formula="of:=IF(MOD(CEILING([.D163]*[Sheet2.$B$2];50);100)=0; CEILING([.D163]*[Sheet2.$B$2]; 50 )-5; CEILING([.D163]*[Sheet2.$B$2];50))" office:value-type="float" office:value="995">
            <text:p>995</text:p>
          </table:table-cell>
          <table:table-cell table:number-columns-repeated="1019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default-cell-style-name="ce1"/>
        <table:table-column table:style-name="co4" table:default-cell-style-name="ce1"/>
        <table:table-column table:style-name="co7" table:number-columns-repeated="1022" table:default-cell-style-name="ce1"/>
        <table:table-row table:style-name="ro3">
          <table:table-cell office:value-type="string">
            <text:p>Price Increase</text:p>
          </table:table-cell>
          <table:table-cell table:number-columns-repeated="1023"/>
        </table:table-row>
        <table:table-row table:style-name="ro3">
          <table:table-cell office:value-type="string">
            <text:p>2021 General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3">
          <table:table-cell office:value-type="string">
            <text:p>2021 Rice</text:p>
          </table:table-cell>
          <table:table-cell office:value-type="float" office:value="1.05">
            <text:p>1.05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0" table:target-range-address="Sheet1.A107:Sheet1.D1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Liberation Serif" svg:font-family="'Liberation Serif'"/>
    <style:font-face style:name="Var(--primary-font)" svg:font-family="Var(--primary-font)"/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8">06/08/2021</text:date>, <text:time>18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creation-date>2021-02-14T08:31:20Z</meta:creation-date>
    <dc:date>2021-06-08T18:35:00.54</dc:date>
    <meta:editing-cycles>19</meta:editing-cycles>
    <meta:editing-duration>PT1H23M53S</meta:editing-duration>
    <meta:document-statistic meta:table-count="2" meta:cell-count="784" meta:object-count="0"/>
  </office:meta>
</office:document-meta>
</file>